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language="en" fo:country="GB"/>
    </style:style>
    <style:style style:name="P9" style:family="paragraph" style:parent-style-name="Text_20_body">
      <style:paragraph-properties fo:margin-left="1.27cm" fo:margin-right="0cm" fo:text-indent="0cm" style:auto-text-indent="false"/>
    </style:style>
    <style:style style:name="P10" style:family="paragraph" style:parent-style-name="Heading_20_9">
      <style:text-properties fo:language="en" fo:country="GB"/>
    </style:style>
    <style:style style:name="P11" style:family="paragraph" style:parent-style-name="User_20_Index_20_1">
      <style:paragraph-properties>
        <style:tab-stops>
          <style:tab-stop style:position="15.499cm" style:type="right" style:leader-style="dotted" style:leader-text="."/>
        </style:tab-stops>
      </style:paragraph-properties>
    </style:style>
    <style:style style:name="P12" style:family="paragraph" style:parent-style-name="Contents_20_1">
      <style:paragraph-properties>
        <style:tab-stops>
          <style:tab-stop style:position="15.499cm" style:type="right" style:leader-style="dotted" style:leader-text="."/>
        </style:tab-stops>
      </style:paragraph-properties>
    </style:style>
    <style:style style:name="P13" style:family="paragraph" style:parent-style-name="Contents_20_2">
      <style:paragraph-properties>
        <style:tab-stops>
          <style:tab-stop style:position="15.111cm" style:type="right" style:leader-style="dotted" style:leader-text="."/>
        </style:tab-stops>
      </style:paragraph-properties>
    </style:style>
    <style:style style:name="P14" style:family="paragraph" style:parent-style-name="Heading_20_2">
      <style:text-properties fo:language="en" fo:country="GB"/>
    </style:style>
    <style:style style:name="P15" style:family="paragraph" style:parent-style-name="Heading_20_2">
      <style:text-properties fo:language="en" fo:country="GB" style:text-underline-style="none"/>
    </style:style>
    <style:style style:name="P16" style:family="paragraph" style:parent-style-name="Heading_20_1">
      <style:paragraph-properties fo:break-before="page"/>
    </style:style>
    <style:style style:name="P17" style:family="paragraph" style:parent-style-name="Heading_20_1" style:list-style-name="L1">
      <style:paragraph-properties fo:break-before="page"/>
      <style:text-properties fo:language="en" fo:country="GB"/>
    </style:style>
    <style:style style:name="P18" style:family="paragraph" style:parent-style-name="Appendix_20_Heading">
      <style:paragraph-properties fo:break-before="page"/>
    </style:style>
    <style:style style:name="P19" style:family="paragraph" style:parent-style-name="Appendix_20_Heading">
      <style:paragraph-properties fo:text-align="start" style:justify-single-word="false" fo:break-before="page"/>
    </style:style>
    <style:style style:name="P20" style:family="paragraph" style:parent-style-name="Cover_20_-_20_Report_20_Type" style:master-page-name="Standard">
      <style:paragraph-properties style:page-number="auto"/>
    </style:style>
    <style:style style:name="P21" style:family="paragraph" style:parent-style-name="Text_20_body" style:list-style-name="WW8Num62"/>
    <style:style style:name="P22" style:family="paragraph" style:parent-style-name="Text_20_body" style:list-style-name="WW8Num45"/>
    <style:style style:name="P23" style:family="paragraph" style:parent-style-name="Text_20_body" style:list-style-name="WW8Num91"/>
    <style:style style:name="P24" style:family="paragraph" style:parent-style-name="Text_20_body" style:list-style-name="WW8Num86"/>
    <style:style style:name="P25" style:family="paragraph" style:parent-style-name="Text_20_body" style:list-style-name="Numbering_20_1"/>
    <style:style style:name="P26" style:family="paragraph" style:parent-style-name="Text_20_body" style:list-style-name="WW8Num69">
      <style:paragraph-properties fo:margin-left="-3.81cm" fo:margin-right="0cm" fo:text-indent="0cm" style:auto-text-indent="false"/>
    </style:style>
    <style:style style:name="P27" style:family="paragraph" style:parent-style-name="Text_20_body" style:list-style-name="WW8Num54">
      <style:paragraph-properties fo:margin-left="1.27cm" fo:margin-right="0cm" fo:text-indent="0cm" style:auto-text-indent="false"/>
    </style:style>
    <style:style style:name="P28" style:family="paragraph" style:parent-style-name="Text_20_body" style:list-style-name="WW8Num80">
      <style:paragraph-properties fo:margin-left="1.27cm" fo:margin-right="0cm" fo:text-indent="0cm" style:auto-text-indent="false"/>
    </style:style>
    <style:style style:name="P29" style:family="paragraph" style:parent-style-name="Text_20_body" style:list-style-name="WW8Num54">
      <style:paragraph-properties fo:margin-left="2.54cm" fo:margin-right="0cm" fo:text-indent="0cm" style:auto-text-indent="false"/>
    </style:style>
    <style:style style:name="P30" style:family="paragraph" style:parent-style-name="Text_20_body" style:list-style-name="WW8Num80">
      <style:paragraph-properties fo:margin-left="2.54cm" fo:margin-right="0cm" fo:text-indent="0cm" style:auto-text-indent="false"/>
    </style:style>
    <style:style style:name="P31" style:family="paragraph" style:parent-style-name="Text_20_body" style:list-style-name="WW8Num86">
      <style:paragraph-properties fo:margin-left="-2.54cm" fo:margin-right="0cm" fo:text-indent="0cm" style:auto-text-indent="false"/>
    </style:style>
    <style:style style:name="P32" style:family="paragraph" style:parent-style-name="Text_20_body" style:list-style-name="WW8Num86">
      <style:paragraph-properties fo:margin-left="-1.27cm" fo:margin-right="0cm" fo:text-indent="0cm" style:auto-text-indent="false"/>
    </style:style>
    <style:style style:name="P33" style:family="paragraph" style:parent-style-name="Text_20_body" style:list-style-name="WW8Num80">
      <style:paragraph-properties fo:margin-left="3.81cm" fo:margin-right="0cm" fo:text-indent="0cm" style:auto-text-indent="false"/>
    </style:style>
    <style:style style:name="P3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GB"/>
    </style:style>
    <style:style style:name="T4" style:family="text">
      <style:text-properties fo:language="en" fo:country="GB" style:font-name-complex="Arial1"/>
    </style:style>
    <style:style style:name="T5" style:family="text">
      <style:text-properties fo:language="en" fo:country="GB" style:font-name-complex="Courier New2"/>
    </style:style>
    <style:style style:name="T6" style:family="text">
      <style:text-properties style:font-name="Courier New2" fo:language="en" fo:country="GB"/>
    </style:style>
    <style:style style:name="T7" style:family="text">
      <style:text-properties style:font-name="Courier New2" fo:language="en" fo:country="GB" style:font-name-complex="Courier New2"/>
    </style:style>
    <style:style style:name="T8" style:family="text">
      <style:text-properties style:font-name="Courier New2" fo:language="en" fo:country="GB" style:font-name-complex="Courier New2" style:font-style-complex="italic"/>
    </style:style>
    <style:style style:name="T9" style:family="text">
      <style:text-properties style:font-name="Courier New2" fo:font-size="10pt" fo:language="en" fo:country="GB" style:font-size-asian="10pt"/>
    </style:style>
    <style:style style:name="T10" style:family="text">
      <style:text-properties style:font-name="Courier New2" fo:font-size="10pt" fo:language="en" fo:country="GB" style:font-size-asian="10pt" style:font-name-complex="Courier New2"/>
    </style:style>
    <style:style style:name="T11" style:family="text">
      <style:text-properties style:font-name="Courier New2" fo:font-size="8pt" fo:language="en" fo:country="GB" style:font-size-asian="8pt" style:font-name-complex="Courier New2" style:font-size-complex="8pt"/>
    </style:style>
    <style:style style:name="T12" style:family="text">
      <style:text-properties style:font-name="Courier New2" fo:font-size="8pt" fo:language="en" fo:country="GB" fo:font-weight="bold" style:font-size-asian="8pt" style:font-weight-asian="bold" style:font-name-complex="Courier New2" style:font-size-complex="8pt" style:font-weight-complex="bold"/>
    </style:style>
    <style:style style:name="T13" style:family="text">
      <style:text-properties fo:language="et" fo:country="EE"/>
    </style:style>
    <style:style style:name="T14" style:family="text">
      <style:text-properties fo:language="et" fo:country="EE" fo:font-style="italic" style:font-style-asian="italic" style:font-style-complex="italic"/>
    </style:style>
    <style:style style:name="T15" style:family="text">
      <style:text-properties fo:language="et" fo:country="EE" fo:font-weight="bold" style:font-weight-asian="bold"/>
    </style:style>
    <style:style style:name="T16" style:family="text">
      <style:text-properties fo:language="et" fo:country="EE" fo:font-weight="bold" style:font-weight-asian="bold" style:font-weight-complex="bold"/>
    </style:style>
    <style:style style:name="T17" style:family="text">
      <style:text-properties fo:font-size="9pt" style:font-size-asian="9pt" style:font-size-complex="9pt"/>
    </style:style>
    <style:style style:name="T18" style:family="text">
      <style:text-properties fo:font-size="8pt" style:font-size-asian="8pt"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Reporting Obligations Databas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Ander Tenno, TietoEnator<text:line-break/>Kaido Laine, TietoEnator</text:p>
          <text:p text:style-name="Cover_20_-_20_title_20_3">Enriko Käsper, TietoEnator</text:p>
          <text:p text:style-name="Cover_20_-_20_title_20_3">Søren Roug, EEA</text:p>
        </draw:text-box>
      </draw:frame>
      <draw:frame draw:style-name="fr2" draw:name="PublishedFrame" text:anchor-type="page" text:anchor-page-number="1" svg:y="17.5cm" svg:width="15.498cm" style:rel-width="100%" draw:z-index="3">
        <draw:text-box fo:min-height="0.499cm">
          <text:p text:style-name="Cover_20_-_20_title_20_3"><text:span text:style-name="T1">February </text:span>2014</text:p>
          <text:p text:style-name="P4">Version 1.2</text:p>
        </draw:text-box>
      </draw:frame>
      <draw:frame draw:style-name="fr3" draw:name="ReportTypeFrame" text:anchor-type="page" text:anchor-page-number="1" svg:width="15.498cm" style:rel-width="100%" draw:z-index="4">
        <draw:text-box fo:min-height="0.499cm">
          <text:p text:style-name="P20"><text:bookmark-start text:name="topic"/><text:span text:style-name="Page_20_Number"><text:span text:style-name="T2">A</text:span></text:span><text:bookmark-end text:name="topic"/><text:span text:style-name="Page_20_Number"><text:span text:style-name="T2">dministrator Manual</text:span></text:span></text:p>
        </draw:text-box>
      </draw:frame>
      <draw:g text:anchor-type="page" text:anchor-page-number="1" draw:z-index="0" draw:style-name="gr1">
        <draw:g draw:style-name="gr2">
          <draw:polygon draw:style-name="gr3" draw:text-style-name="P34" svg:width="0.195cm" svg:height="0.281cm" svg:x="8.093cm" svg:y="21.617cm" svg:viewBox="0 0 196 282" draw:points="0,0 189,0 189,44 51,44 51,113 182,113 182,159 51,159 51,236 196,236 196,282 0,282">
            <text:p/>
          </draw:polygon>
          <draw:path draw:style-name="gr3" draw:text-style-name="P34" svg:width="0.175cm" svg:height="0.197cm" svg:x="8.324cm" svg:y="21.707cm" svg:viewBox="0 0 176 198" svg:d="m176 191h-47v-30 0c-9 19-27 37-58 37-53 0-71-37-71-76v-122h48v97c0 21 1 56 35 56s46-22 46-49v-104h47z">
            <text:p/>
          </draw:path>
          <draw:path draw:style-name="gr3" draw:text-style-name="P34" svg:width="0.122cm" svg:height="0.197cm" svg:x="8.553cm" svg:y="21.702cm" svg:viewBox="0 0 123 198" svg:d="m0 5h48v30 0c10-21 33-35 58-35 7 0 12 2 17 4v45c-8-1-15-3-24-3-44 0-51 37-51 47v105h-48z">
            <text:p/>
          </draw:path>
          <draw:path draw:style-name="gr3" draw:text-style-name="P34" svg:width="0.211cm" svg:height="0.202cm" svg:x="8.689cm" svg:y="21.702cm" svg:viewBox="0 0 212 203" svg:d="m106 0c58 0 106 41 106 101s-48 102-106 102-106-42-106-102 48-101 106-101zm0 159c35 0 55-28 55-58s-20-59-55-59-57 29-57 59 20 58 57 58z">
            <text:p/>
          </draw:path>
          <draw:path draw:style-name="gr3" draw:text-style-name="P34" svg:width="0.209cm" svg:height="0.288cm" svg:x="8.934cm" svg:y="21.702cm" svg:viewBox="0 0 210 289" svg:d="m0 5h46v29h2c12-23 38-34 65-34 60 0 97 44 97 101s-39 100-95 100c-36 0-57-16-66-30v0 118h-49zm104-247c-35 0-56 29-56 59s21 58 56 58 57-28 57-58-22-59-57-59z">
            <text:p/>
          </draw:path>
          <draw:path draw:style-name="gr3" draw:text-style-name="P34" svg:width="0.197cm" svg:height="0.202cm" svg:x="9.169cm" svg:y="21.702cm" svg:viewBox="0 0 198 203" svg:d="m49 116c2 30 25 46 52 46s40-10 51-26l35 26c-23 29-51 41-83 41-56 0-104-42-104-102s48-101 104-101 94 39 94 104v12zm-52-33c0-30-17-46-47-46s-46 16-50 46z">
            <text:p/>
          </draw:path>
          <draw:path draw:style-name="gr3" draw:text-style-name="P34" svg:width="0.177cm" svg:height="0.202cm" svg:x="9.395cm" svg:y="21.702cm" svg:viewBox="0 0 178 203" svg:d="m134 171h-2c-14 20-37 32-61 32-37 0-71-21-71-60 0-60 72-65 122-65h12v-6c0-24-19-35-46-35-19 0-37 7-51 19l-25-24c22-23 52-32 81-32 85 0 85 58 85 86v110h-44zm-3-85h-11c-27 0-72 2-72 30 0 16 19 25 35 25 32 0 48-18 48-44z">
            <text:p/>
          </draw:path>
          <draw:path draw:style-name="gr3" draw:text-style-name="P34" svg:width="0.175cm" svg:height="0.197cm" svg:x="9.612cm" svg:y="21.702cm" svg:viewBox="0 0 176 198" svg:d="m0 5h46v30h2c7-17 26-35 58-35 51 0 70 37 70 76v122h-47v-99c0-21-4-57-36-57s-45 25-45 50v106h-48z">
            <text:p/>
          </draw:path>
          <draw:polygon draw:style-name="gr3" draw:text-style-name="P34" svg:width="0.197cm" svg:height="0.281cm" svg:x="9.963cm" svg:y="21.617cm" svg:viewBox="0 0 198 282" draw:points="0,0 189,0 189,44 51,44 51,113 182,113 182,159 51,159 51,236 198,236 198,282 0,282">
            <text:p/>
          </draw:polygon>
          <draw:path draw:style-name="gr3" draw:text-style-name="P34" svg:width="0.175cm" svg:height="0.197cm" svg:x="10.203cm" svg:y="21.702cm" svg:viewBox="0 0 176 198" svg:d="m0 5h46v30 0c9-17 26-35 60-35 51 0 70 37 70 76v122h-49v-99c0-21-2-57-35-57s-44 25-44 50v106h-48z">
            <text:p/>
          </draw:path>
          <draw:polygon draw:style-name="gr3" draw:text-style-name="P34" svg:width="0.207cm" svg:height="0.191cm" svg:x="10.397cm" svg:y="21.707cm" svg:viewBox="0 0 208 192" draw:points="0,0 53,0 104,134 106,134 157,0 208,0 131,192 79,192">
            <text:p/>
          </draw:polygon>
          <draw:path draw:style-name="gr3" draw:text-style-name="P34" svg:width="0.063cm" svg:height="0.285cm" svg:x="10.624cm" svg:y="21.612cm" svg:viewBox="0 0 64 286" svg:d="m7 93h48v193h-48zm23-286c18 0 34 12 34 28s-16 28-34 28-30-12-30-28 12-28 30-28z">
            <text:p/>
          </draw:path>
          <draw:path draw:style-name="gr3" draw:text-style-name="P34" svg:width="0.122cm" svg:height="0.197cm" svg:x="10.734cm" svg:y="21.702cm" svg:viewBox="0 0 123 198" svg:d="m0 5h48v30 0c10-21 33-35 58-35 5 0 10 2 17 4v45c-8-1-17-3-24-3-44 0-51 37-51 47v105h-48z">
            <text:p/>
          </draw:path>
          <draw:path draw:style-name="gr3" draw:text-style-name="P34" svg:width="0.209cm" svg:height="0.202cm" svg:x="10.869cm" svg:y="21.702cm" svg:viewBox="0 0 210 203" svg:d="m104 0c60 0 106 41 106 101s-46 102-106 102-104-42-104-102 48-101 104-101zm0 159c35 0 57-28 57-58s-22-59-57-59-56 29-56 59 21 58 56 58z">
            <text:p/>
          </draw:path>
          <draw:path draw:style-name="gr3" draw:text-style-name="P34" svg:width="0.175cm" svg:height="0.197cm" svg:x="11.115cm" svg:y="21.702cm" svg:viewBox="0 0 176 198" svg:d="m0 5h46v30 0c9-17 26-35 60-35 51 0 70 37 70 76v122h-47v-99c0-21-4-57-37-57s-44 25-44 50v106h-48z">
            <text:p/>
          </draw:path>
          <draw:path draw:style-name="gr3" draw:text-style-name="P34" svg:width="0.299cm" svg:height="0.197cm" svg:x="11.34cm" svg:y="21.702cm" svg:viewBox="0 0 300 198" svg:d="m0 5h46v30h2c7-17 26-35 58-35s51 12 62 35c12-23 33-35 61-35 51 0 71 37 71 83v115h-50v-110c0-24-7-46-35-46s-40 25-40 50v106h-48v-115c0-25-11-41-34-41-33 0-44 25-44 50v106h-49z">
            <text:p/>
          </draw:path>
          <draw:path draw:style-name="gr3" draw:text-style-name="P34" svg:width="0.195cm" svg:height="0.202cm" svg:x="11.674cm" svg:y="21.702cm" svg:viewBox="0 0 196 203" svg:d="m49 116c2 30 25 46 50 46s42-10 53-26l35 26c-23 29-51 41-83 41-56 0-104-42-104-102s48-101 104-101 92 39 92 104v12zm-50-33c0-30-17-46-47-46s-46 16-50 46z">
            <text:p/>
          </draw:path>
          <draw:path draw:style-name="gr3" draw:text-style-name="P34" svg:width="0.177cm" svg:height="0.197cm" svg:x="11.912cm" svg:y="21.702cm" svg:viewBox="0 0 178 198" svg:d="m0 5h46v30h2c7-17 26-35 58-35 51 0 72 37 72 76v122h-49v-99c0-21-2-57-36-57s-44 25-44 50v106h-49z">
            <text:p/>
          </draw:path>
          <draw:path draw:style-name="gr3" draw:text-style-name="P34" svg:width="0.142cm" svg:height="0.253cm" svg:x="12.118cm" svg:y="21.649cm" svg:viewBox="0 0 143 254" svg:d="m0 97v-41h39v-56h49v56h55v41h-55v83c0 19 5 32 27 32 8 0 19-2 28-6v41c-12 3-28 7-39 7-51 0-65-25-65-71v-86z">
            <text:p/>
          </draw:path>
          <draw:path draw:style-name="gr3" draw:text-style-name="P34" svg:width="0.29cm" svg:height="0.281cm" svg:x="12.385cm" svg:y="21.617cm" svg:viewBox="0 0 291 282" svg:d="m123 0h45l123 282h-60l-26-65h-122l-27 65h-56zm189-109-46-115-44 115z">
            <text:p/>
          </draw:path>
          <draw:path draw:style-name="gr3" draw:text-style-name="P34" svg:width="0.209cm" svg:height="0.294cm" svg:x="12.683cm" svg:y="21.702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4" svg:width="0.195cm" svg:height="0.202cm" svg:x="12.926cm" svg:y="21.702cm" svg:viewBox="0 0 196 203" svg:d="m48 116c3 30 24 46 51 46s40-10 53-26l33 26c-21 29-51 41-81 41-58 0-104-42-104-102s46-101 104-101 92 39 92 104v12zm-50-33c0-30-19-46-49-46s-46 16-49 46z">
            <text:p/>
          </draw:path>
          <draw:path draw:style-name="gr3" draw:text-style-name="P34" svg:width="0.177cm" svg:height="0.197cm" svg:x="13.155cm" svg:y="21.702cm" svg:viewBox="0 0 178 198" svg:d="m0 5h46v30h2c8-17 26-35 60-35 51 0 70 37 70 76v122h-49v-99c0-21-2-57-36-57s-44 25-44 50v106h-49z">
            <text:p/>
          </draw:path>
          <draw:path draw:style-name="gr3" draw:text-style-name="P34" svg:width="0.174cm" svg:height="0.202cm" svg:x="13.36cm" svg:y="21.702cm" svg:viewBox="0 0 175 203" svg:d="m141 64c-12-13-25-22-37-22-35 0-56 29-56 59s21 56 56 56c14 0 28-5 39-16l32 34c-22 19-53 28-71 28-58 0-104-42-104-102s46-101 104-101c25 0 51 9 71 28z">
            <text:p/>
          </draw:path>
          <draw:path draw:style-name="gr3" draw:text-style-name="P34" svg:width="0.205cm" svg:height="0.288cm" svg:x="13.549cm" svg:y="21.707cm" svg:viewBox="0 0 206 289" svg:d="m0 0h55l53 132v0l49-132h49l-91 233c-14 37-30 56-73 56-14 0-24-3-38-7l7-42c7 2 15 5 24 5 25 0 30-10 39-30l9-21z">
            <text:p/>
          </draw:path>
          <draw:g draw:style-name="gr2">
            <draw:g draw:style-name="gr2">
              <draw:path draw:style-name="gr4" draw:text-style-name="P34" svg:width="0.486cm" svg:height="0.618cm" svg:x="14.625cm" svg:y="21.476cm" svg:viewBox="0 0 487 619" svg:d="m487 277c0-92-37-178-102-242-13-14-27-24-41-35l-53 90c56 44 97 108 97 187 0 134-111 243-247 243-32 0-63-7-90-17l-51 86c44 18 92 30 141 30 191 0 346-155 346-342z">
                <text:p/>
              </draw:path>
              <draw:g draw:style-name="gr2">
                <draw:path draw:style-name="gr5" draw:text-style-name="P34" svg:width="0.204cm" svg:height="0.505cm" svg:x="14.815cm" svg:y="21.037cm" svg:viewBox="0 0 205 506" svg:d="m205 97c-2-30-6-60-11-88l-2-9-7 7c-21 19-42 41-62 65-102 131-123 305-123 415v3h4c7 2 12 4 19 6s12 5 19 7l2 3 4-3c91-71 158-242 157-406z">
                  <text:p/>
                </draw:path>
                <draw:path draw:style-name="gr5" draw:text-style-name="P34" svg:width="0.153cm" svg:height="0.523cm" svg:x="14.632cm" svg:y="21.003cm" svg:viewBox="0 0 154 524" svg:d="m35 7-5-7-4 9c-10 26-19 56-26 86 0 163 0 341 74 425l2 4 3-2c7-2 13-2 20-3s12-2 21-2h2l3-2c51-106 34-286-42-432-14-27-30-53-48-76z">
                  <text:p/>
                </draw:path>
                <draw:path draw:style-name="gr5" draw:text-style-name="P34" svg:width="0.313cm" svg:height="0.451cm" svg:x="14.341cm" svg:y="21.125cm" svg:viewBox="0 0 314 452" svg:d="m85 51c-25-17-51-33-76-47l-9-4 2 9c2 30 7 60 14 90 44 160 152 307 257 349l2 4 4-4c5-5 10-9 14-12s12-9 17-11l4-2v-3c0-115-97-270-229-369z">
                  <text:p/>
                </draw:path>
                <draw:path draw:style-name="gr5" draw:text-style-name="P34" svg:width="0.47cm" svg:height="0.282cm" svg:x="14.104cm" svg:y="21.377cm" svg:viewBox="0 0 471 283" svg:d="m58 81c110 124 270 210 387 201h1l2-3c2-6 5-11 9-16s7-14 10-18l4-3-2-2c-53-104-208-201-370-231-32-5-62-9-90-9h-9l5 7c14 25 32 49 53 74z">
                  <text:p/>
                </draw:path>
                <draw:path draw:style-name="gr5" draw:text-style-name="P34" svg:width="0.53cm" svg:height="0.134cm" svg:x="14.002cm" svg:y="21.663cm" svg:viewBox="0 0 531 135" svg:d="m526 95 1-2v-3c0-7 0-12 0-18s2-14 4-21v-3l-4-2c-93-46-275-46-434-46-29 9-58 19-82 34l-11 3 9 5c25 16 51 30 81 41 153 65 335 70 436 12z">
                  <text:p/>
                </draw:path>
                <draw:path draw:style-name="gr5" draw:text-style-name="P34" svg:width="0.498cm" svg:height="0.227cm" svg:x="14.057cm" svg:y="21.821cm" svg:viewBox="0 0 499 228" svg:d="m496 46 3-4-3-1c-4-6-6-11-9-18s-5-12-7-19v-2l-4-2c-114 0-287 41-409 150-25 21-44 44-62 65l-5 9h9c28 4 58 5 92 4 164-11 331-87 395-182z">
                  <text:p/>
                </draw:path>
                <draw:path draw:style-name="gr5" draw:text-style-name="P34" svg:width="0.368cm" svg:height="0.408cm" svg:x="14.261cm" svg:y="21.922cm" svg:viewBox="0 0 369 409" svg:d="m347 16c-5-4-8-9-14-14l-1-2h-4c-113 30-240 162-302 316-10 28-19 56-24 83l-2 10 9-3c28-9 55-21 83-37 144-83 259-224 273-335l4-4-6-2c-5-3-10-9-16-12z">
                  <text:p/>
                </draw:path>
              </draw:g>
              <draw:path draw:style-name="gr4" draw:text-style-name="P34" svg:width="1.056cm" svg:height="1.325cm" svg:x="14.441cm" svg:y="21.153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0"/>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10-2006</text:p>
          </table:table-cell>
          <table:table-cell table:style-name="Versions-management.A2" office:value-type="string">
            <text:p text:style-name="Table_20_Contents">Copied from Detailed design</text:p>
          </table:table-cell>
          <table:table-cell table:style-name="Versions-management.A2" office:value-type="string">
            <text:p text:style-name="Table_20_Contents">Søren Roug</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5-03-2008</text:p>
          </table:table-cell>
          <table:table-cell table:style-name="Versions-management.A3" office:value-type="string">
            <text:p text:style-name="Table_20_Contents">Added information on caching of static objects</text:p>
          </table:table-cell>
          <table:table-cell table:style-name="Versions-management.A3" office:value-type="string">
            <text:p text:style-name="Table_20_Contents">Søren Roug</text:p>
          </table:table-cell>
        </table:table-row>
        <table:table-row>
          <table:table-cell table:style-name="Versions-management.A3" office:value-type="string">
            <text:p text:style-name="Table_20_Contents">1.2</text:p>
          </table:table-cell>
          <table:table-cell table:style-name="Versions-management.A3" office:value-type="string">
            <text:p text:style-name="Table_20_Contents">26-02-2015</text:p>
          </table:table-cell>
          <table:table-cell table:style-name="Versions-management.A3" office:value-type="string">
            <text:p text:style-name="Table_20_Contents">Added automatic jobs configuration chapter</text:p>
          </table:table-cell>
          <table:table-cell table:style-name="Versions-management.A3" office:value-type="string">
            <text:p text:style-name="Table_20_Contents">Kaido Laine</text:p>
          </table:table-cell>
        </table:table-row>
        <table:table-row>
          <table:table-cell table:style-name="Versions-management.A3" office:value-type="string">
            <text:p text:style-name="Table_20_Contents"/>
          </table:table-cell>
          <table:table-cell table:style-name="Versions-management.A3" office:value-type="string">
            <text:p text:style-name="Table_20_Contents"/>
          </table:table-cell>
          <table:table-cell table:style-name="Versions-management.A3" office:value-type="string">
            <text:p text:style-name="Table_20_Contents"/>
          </table:table-cell>
          <table:table-cell table:style-name="Versions-management.A3" office:value-type="string">
            <text:p text:style-name="Table_20_Contents"/>
          </table:table-cell>
        </table:table-row>
      </table:table>
      <text:p text:style-name="P6"/>
      <text:p text:style-name="P7"/>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2">1. <text:s text:c="2"/>Installation Guide<text:tab/> <text:a xlink:type="simple" xlink:href="#1.Installation Guide|outline" text:style-name="Default" text:visited-style-name="Default">4</text:a></text:p>
          <text:p text:style-name="P13">1.1. <text:s text:c="2"/>Installing MySQL<text:tab/><text:a xlink:type="simple" xlink:href="#1.1.Installing MySQL|outline" text:style-name="Default" text:visited-style-name="Default">4</text:a></text:p>
          <text:p text:style-name="P13">1.2. <text:s text:c="2"/>Running MySQL on Linux platform<text:tab/><text:a xlink:type="simple" xlink:href="#1.2.Running MySQL on Linux platform|outline" text:style-name="Default" text:visited-style-name="Default">4</text:a></text:p>
          <text:p text:style-name="P13">1.3. <text:s text:c="2"/>Loading the ROD database to MySQL<text:tab/><text:a xlink:type="simple" xlink:href="#1.3.Loading the ROD database to MySQL|outline" text:style-name="Default" text:visited-style-name="Default">5</text:a></text:p>
          <text:p text:style-name="P13">1.4. <text:s text:c="2"/>Installing Java run-time and Java development kit<text:tab/><text:a xlink:type="simple" xlink:href="#1.4.Installing Java run-time and Java development kit|outline" text:style-name="Default" text:visited-style-name="Default">5</text:a></text:p>
          <text:p text:style-name="P13">1.5. <text:s text:c="2"/>Installing JDBC database driver<text:tab/><text:a xlink:type="simple" xlink:href="#1.5.Installing JDBC database driver|outline" text:style-name="Default" text:visited-style-name="Default">5</text:a></text:p>
          <text:p text:style-name="P13">1.6. <text:s text:c="2"/>Installing Tomcat Servlet engine<text:tab/><text:a xlink:type="simple" xlink:href="#1.6.Installing Tomcat Servlet engine|outline" text:style-name="Default" text:visited-style-name="Default">6</text:a></text:p>
          <text:p text:style-name="P13">1.7. <text:s text:c="2"/>Running Tomcat servlet engine with its built-in HTTP server<text:tab/><text:a xlink:type="simple" xlink:href="#1.7.Running Tomcat servlet engine with its built-in HTTP server|outline" text:style-name="Default" text:visited-style-name="Default">6</text:a></text:p>
          <text:p text:style-name="P13">1.8. <text:s text:c="2"/>Installing ROD application software<text:tab/><text:a xlink:type="simple" xlink:href="#1.8.Installing ROD application software|outline" text:style-name="Default" text:visited-style-name="Default">6</text:a></text:p>
          <text:p text:style-name="P13">1.9. <text:s text:c="2"/>Installing ROD with ANT<text:tab/><text:a xlink:type="simple" xlink:href="#1.9.Installing ROD with ANT|outline" text:style-name="Default" text:visited-style-name="Default">8</text:a></text:p>
          <text:p text:style-name="P13">1.10. <text:s text:c="2"/>Properties<text:tab/><text:a xlink:type="simple" xlink:href="#1.10.Properties|outline" text:style-name="Default" text:visited-style-name="Default">8</text:a></text:p>
          <text:p text:style-name="P13">1.11. <text:s text:c="2"/>Setting up CAS user authentication<text:tab/><text:a xlink:type="simple" xlink:href="#1.11.Setting up CAS user authentication|outline" text:style-name="Default" text:visited-style-name="Default">12</text:a></text:p>
          <text:p text:style-name="P13">1.12. <text:s text:c="2"/>User Permissions<text:tab/><text:a xlink:type="simple" xlink:href="#1.12.User Permissions|outline" text:style-name="Default" text:visited-style-name="Default">13</text:a></text:p>
          <text:p text:style-name="P13">1.13. <text:s text:c="2"/>Scripts<text:tab/><text:a xlink:type="simple" xlink:href="#1.13.Scripts|outline" text:style-name="Default" text:visited-style-name="Default">15</text:a></text:p>
          <text:p text:style-name="P12">2. <text:s text:c="2"/>ROD <text:s/>application configuration<text:tab/> <text:a xlink:type="simple" xlink:href="#2.ROD  application configuration|outline" text:style-name="Default" text:visited-style-name="Default">16</text:a></text:p>
          <text:p text:style-name="P13">2.1. <text:s text:c="2"/>Server.xml<text:tab/><text:a xlink:type="simple" xlink:href="#2.1.Server.xml|outline" text:style-name="Default" text:visited-style-name="Default">16</text:a></text:p>
          <text:p text:style-name="P13">2.2. <text:s text:c="2"/>Web.xml<text:tab/><text:a xlink:type="simple" xlink:href="#2.2.Web.xml|outline" text:style-name="Default" text:visited-style-name="Default">16</text:a></text:p>
        </text:index-body>
      </text:table-of-content>
      <text:user-index text:style-name="Sect1" text:protected="true" text:name="User-Defined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ppendix_20_Heading"/>
          </text:index-source-styles>
        </text:user-index-source>
        <text:index-body>
          <text:index-title text:style-name="Sect1" text:name="User-Defined1_Head">
            <text:p text:style-name="User_20_Index_20_Heading">Appendices</text:p>
          </text:index-title>
          <text:p text:style-name="P11">Appendix A: ROD <text:s/>script: harvest.sh<text:tab/>18</text:p>
          <text:p text:style-name="P11">Appendix B: ROD <text:s/>script: deadlinecalc.sh<text:tab/>19</text:p>
          <text:p text:style-name="P11">Appendix C: ROD <text:s/>database structure<text:tab/>20</text:p>
          <text:p text:style-name="P11">Appendix D: Deployment Descriptor for ROD <text:s/>external services<text:tab/>30</text:p>
        </text:index-body>
      </text:user-index>
      <text:p text:style-name="Text_20_body"/>
      <text:list xml:id="list32218044" text:style-name="L1">
        <text:list-item>
          <text:h text:style-name="P17" text:outline-level="1">Installation Guide</text:h>
        </text:list-item>
      </text:list>
      <text:p text:style-name="Text_20_body">The ROD system consists of the following parts:</text:p>
      <text:list xml:id="list32236617" text:style-name="WW8Num69">
        <text:list-item text:start-value="1">
          <text:p text:style-name="P26">MySQL database server hosting ROD data (version 4 recommended)</text:p>
        </text:list-item>
        <text:list-item>
          <text:p text:style-name="P26">Resin or <text:s/>(preferably) Tomcat Web-server hosting ROD application servlets</text:p>
        </text:list-item>
        <text:list-item>
          <text:p text:style-name="P26">HTTP server (either Apache or Resin built-in HTTP server)</text:p>
        </text:list-item>
      </text:list>
      <text:h text:style-name="P14" text:outline-level="2">Installing MySQL</text:h>
      <text:p text:style-name="Text_20_body">As the ROD database uses MyISAM tables, therefore MySQL version 3.23.23 or newer is required (MySQL 4 is recommended):</text:p>
      <text:p text:style-name="Text_20_body"/>
      <text:p text:style-name="Text_20_body">MySQL is Open Source and the latest version can be downloaded at:</text:p>
      <text:p text:style-name="P9"><text:a xlink:type="simple" xlink:href="http://www.mysql.com/Downloads/MySQL-3.23/mysql-3.23.28-gamma-pc-linux-gnu-i686.tar.gz"><text:span text:style-name="Internet_20_link"><text:span text:style-name="T3">http://www.mysql.com/Downloads/MySQL-3.23/mysql-3.23.28-gamma-pc-linux-gnu-i686.tar.gz</text:span></text:span></text:a></text:p>
      <text:p text:style-name="Text_20_body">for Linux (Intel libc6 systems) [pc-linux-gnu-i686] <text:s/>systems.</text:p>
      <text:p text:style-name="Text_20_body"/>
      <text:p text:style-name="Text_20_body">For complete installation guide on Linux, please see the following pages:</text:p>
      <text:p text:style-name="Text_20_body">Installing a MySQL Binary Distribution</text:p>
      <text:p text:style-name="P9"><text:a xlink:type="simple" xlink:href="http://www.mysql.com/documentation/mysql/commented/manual.php?section=Installing_binary"><text:span text:style-name="Internet_20_link"><text:span text:style-name="T3">http://www.mysql.com/documentation/mysql/commented/manual.php?section=Installing_binary</text:span></text:span></text:a></text:p>
      <text:p text:style-name="Text_20_body">Installation Layouts</text:p>
      <text:p text:style-name="P9"><text:a xlink:type="simple" xlink:href="http://www.mysql.com/documentation/mysql/commented/manual.php?section=Installation_layouts"><text:span text:style-name="Internet_20_link"><text:span text:style-name="T3">http://www.mysql.com/documentation/mysql/commented/manual.php?section=Installation_layouts</text:span></text:span></text:a></text:p>
      <text:h text:style-name="P14" text:outline-level="2">Running MySQL on Linux platform</text:h>
      <text:p text:style-name="Text_20_body"><text:span text:style-name="T3">The Linux installation is usually located at </text:span><text:span text:style-name="T6">/usr/local/mysql</text:span></text:p>
      <text:p text:style-name="Text_20_body">- Running the MySQL server:</text:p>
      <text:p text:style-name="Example">shell&gt; bin/safe_mysqld --user=mysql&amp;</text:p>
      <text:p text:style-name="Text_20_body">where 'mysql' is the user under which the process will be run.</text:p>
      <text:p text:style-name="Text_20_body">- Opening the MySQL command prompt:</text:p>
      <text:p text:style-name="Example"><text:span text:style-name="Source_20_Text">shell&gt; bin/mysql -u user_name -p</text:span></text:p>
      <text:p text:style-name="Text_20_body"/>
      <text:p text:style-name="Text_20_body">Note! To allow big result sets, you should run the MySQL server with additional option:</text:p>
      <text:p text:style-name="Example"><text:span text:style-name="Source_20_Text">--big-tables</text:span></text:p>
      <text:p text:style-name="Text_20_body"/>
      <text:h text:style-name="P14" text:outline-level="2"><text:soft-page-break/>Loading the ROD database to MySQL</text:h>
      <text:p text:style-name="Text_20_body"><text:span text:style-name="T3">1. Download the cleanrod.sql from the EEA’s SVN Server (details from Søren Roug) into temporary directory (e.q. </text:span><text:span text:style-name="T6">/tmp</text:span><text:span text:style-name="T3">)</text:span></text:p>
      <text:p text:style-name="Text_20_body"><text:span text:style-name="T3">2. As MySQL root user create the </text:span><text:span text:style-name="T6">ROD </text:span><text:span text:style-name="T3">database and users for the database:</text:span></text:p>
      <text:p text:style-name="Example"><text:span text:style-name="Source_20_Text">shell&gt; bin/mysql -u root -p</text:span></text:p>
      <text:p text:style-name="Example"><text:span text:style-name="Source_20_Text"/></text:p>
      <text:p text:style-name="Example"><text:span text:style-name="Source_20_Text">mysql&gt; create database ROD;</text:span></text:p>
      <text:p text:style-name="Example"><text:span text:style-name="Source_20_Text">mysql&gt; use mysql</text:span></text:p>
      <text:p text:style-name="Example"><text:span text:style-name="Source_20_Text">mysql&gt; insert into user (Host, User, Password) values('localhost%','RO_admin',password('xxx'));</text:span></text:p>
      <text:p text:style-name="Example"><text:span text:style-name="Source_20_Text">mysql&gt; insert into user (Host, User, Password) values('localhost%','RO_user',password('aaa'));</text:span></text:p>
      <text:p text:style-name="Example"><text:span text:style-name="Source_20_Text">mysql&gt; insert into db values('localhost%','ROD','RO_admin','Y','Y','Y','Y','Y','Y','Y','Y','Y','Y');</text:span></text:p>
      <text:p text:style-name="Example"><text:span text:style-name="Source_20_Text">mysql&gt; insert into db values('localhost%','ROD','RO_user','Y','N','N','N','N','N','N','Y','Y','N');</text:span></text:p>
      <text:p text:style-name="Example"><text:span text:style-name="Source_20_Text">mysql&gt; exit</text:span></text:p>
      <text:p text:style-name="Text_20_body"/>
      <text:p text:style-name="Text_20_body">3. Reload user privileges information:</text:p>
      <text:p text:style-name="Example">shell&gt; bin/mysqladmin -u root -p reload</text:p>
      <text:p text:style-name="Text_20_body"/>
      <text:p text:style-name="Text_20_body"><text:span text:style-name="T3">4. Load </text:span><text:span text:style-name="T6">ROD </text:span><text:span text:style-name="T3">table descriptions and data to the database:</text:span></text:p>
      <text:p text:style-name="Example">shell&gt; bin/mysql -u root -p ROD &lt; /tmp/cleanrod.sql</text:p>
      <text:p text:style-name="Text_20_body"/>
      <text:h text:style-name="P14" text:outline-level="2">Installing Java run-time and Java development kit</text:h>
      <text:p text:style-name="Text_20_body">Java run-time is needed for the Resin servlet engine and also for the ROD application code. But just in some classes need to be re-compiled, it is recommended also to install Java development kit.</text:p>
      <text:p text:style-name="Text_20_body">Java run-time and development kit come in one complete package and it can be downloaded from the following place:</text:p>
      <text:p text:style-name="Text_20_body"><text:span text:style-name="T3"><text:tab/></text:span><text:a xlink:type="simple" xlink:href="http://www.javasoft.com/j2se/1.3/download-linux.html"><text:span text:style-name="Internet_20_link"><text:span text:style-name="T3">http://www.javasoft.com/j2se/1.3/download-linux.html</text:span></text:span></text:a></text:p>
      <text:p text:style-name="Text_20_body"/>
      <text:p text:style-name="Text_20_body">For complete installation guide please see the following page:</text:p>
      <text:p text:style-name="Text_20_body"><text:span text:style-name="T3"><text:tab/></text:span><text:a xlink:type="simple" xlink:href="http://www.javasoft.com/j2se/1.3/install-linux-sdk.html"><text:span text:style-name="Internet_20_link"><text:span text:style-name="T3">http://www.javasoft.com/j2se/1.3/install-linux-sdk.html</text:span></text:span></text:a></text:p>
      <text:p text:style-name="Text_20_body"/>
      <text:h text:style-name="P14" text:outline-level="2">Installing JDBC database driver</text:h>
      <text:p text:style-name="Text_20_body">MM MySQL JDBC driver v. 1.2c can be downloaded from:</text:p>
      <text:p text:style-name="Text_20_body"><text:a xlink:type="simple" xlink:href="http://www.mysql.com/downloads/contrib.html"><text:span text:style-name="Internet_20_link"><text:span text:style-name="T3">http://www.mysql.com/downloads/contrib.html</text:span></text:span></text:a></text:p>
      <text:p text:style-name="Text_20_body"><text:soft-page-break/><text:span text:style-name="T3">Unpack the </text:span><text:span text:style-name="T6">mm.mysql.jdbc-1.2c.tar.gz</text:span><text:span text:style-name="T3"> archive (e.g into </text:span><text:span text:style-name="T6">/usr/local</text:span><text:span text:style-name="T3">) and set the environment variable CLASSPATH to include driver file like: <text:s/>/</text:span><text:span text:style-name="T6">usr/local/mm.mysql.jdbc-1.2c/mysql_uncomp.jar</text:span></text:p>
      <text:p text:style-name="Text_20_body">Note, that <text:span text:style-name="Variable">CLASSPATH</text:span> variable has to be set in the environment, where the Resin Web-server is running.</text:p>
      <text:h text:style-name="P14" text:outline-level="2">Installing Tomcat Servlet engine</text:h>
      <text:p text:style-name="Text_20_body"><text:span text:style-name="T3">The source can be downloaded from: </text:span><text:a xlink:type="simple" xlink:href="http://apache.ut.ee/dist/jakarta/tomcat-4/source/"><text:span text:style-name="Internet_20_link"><text:span text:style-name="T3">http://apache.ut.ee/dist/jakarta/tomcat-4/source/</text:span></text:span></text:a></text:p>
      <text:p text:style-name="Text_20_body"><text:span text:style-name="T3">The binary version (currently 4.1.24) is available at: </text:span><text:a xlink:type="simple" xlink:href="http://jakarta.apache.org/builds/jakarta-tomcat-4.0/release/v4.1.24/"><text:span text:style-name="Internet_20_link"><text:span text:style-name="T3">http://jakarta.apache.org/builds/jakarta-tomcat-4.0/release/v4.1.24/</text:span></text:span></text:a></text:p>
      <text:p text:style-name="Text_20_body">To install Tomcat Web server, the archive has to be unpacked:</text:p>
      <text:p text:style-name="Example">shell&gt; cd /usr/local</text:p>
      <text:p text:style-name="Example">shell&gt; tar zxvf jakarta-tomcat-1.1.24.tar.gz</text:p>
      <text:h text:style-name="P14" text:outline-level="2">Running Tomcat servlet engine with its built-in HTTP server</text:h>
      <text:p text:style-name="Text_20_body"><text:span text:style-name="T3">To start running the Tomcat HTTP server, you need to start the </text:span><text:span text:style-name="T6">startup.sh</text:span><text:span text:style-name="T3"> in the </text:span><text:span text:style-name="T6">/usr/local/jakarta-tomcat-4.1.18/bin</text:span><text:span text:style-name="T3"> directory:</text:span></text:p>
      <text:p text:style-name="Example">shell&gt; /usr/local/jakarta-tomcat-4.1.18/startup.sh </text:p>
      <text:p text:style-name="Text_20_body">To stop Tomcat: </text:p>
      <text:p text:style-name="Example">shell&gt; /usr/local/jakarta-tomcat-4.1.18/shutdown.sh </text:p>
      <text:h text:style-name="P14" text:outline-level="2">Installing ROD application software</text:h>
      <text:p text:style-name="Text_20_body">The latest version of the package can be downloaded from the EEA’s SVN server (details from Søren Roug)</text:p>
      <text:p text:style-name="Text_20_body"><text:span text:style-name="T3">It is recommended to transfer the files into the </text:span><text:span text:style-name="T9">/home</text:span><text:span text:style-name="T3"> directory.</text:span></text:p>
      <text:p text:style-name="Text_20_body">The directory structure of application software is as follows:</text:p>
      <text:list xml:id="list32218994" text:style-name="WW8Num62">
        <text:list-item>
          <text:p text:style-name="P21"><text:span text:style-name="T9">ROD</text:span><text:span text:style-name="T3"> - root directory, contains no files but the following subdirectories</text:span></text:p>
        </text:list-item>
      </text:list>
      <text:list xml:id="list32212170" text:style-name="WW8Num54">
        <text:list-item>
          <text:p text:style-name="P27"><text:span text:style-name="Source_20_Text">public</text:span></text:p>
        </text:list-item>
        <text:list-item>
          <text:p text:style-name="P29"><text:span text:style-name="Source_20_Text">app</text:span></text:p>
        </text:list-item>
        <text:list-item>
          <text:p text:style-name="P29"><text:span text:style-name="Source_20_Text">Web-inf</text:span></text:p>
        </text:list-item>
        <text:list-item>
          <text:p text:style-name="P27"><text:span text:style-name="Source_20_Text">src</text:span></text:p>
        </text:list-item>
      </text:list>
      <text:list xml:id="list32236219" text:style-name="WW8Num45">
        <text:list-item>
          <text:p text:style-name="P22"><text:span text:style-name="T9">public/app </text:span><text:span text:style-name="T3">directory contains all the files, that are not visible to the user and are involved in web-interface</text:span></text:p>
        </text:list-item>
      </text:list>
      <text:list xml:id="list32249304" text:continue-list="list32212170" text:style-name="WW8Num54">
        <text:list-item text:start-value="1">
          <text:p text:style-name="P27"><text:span text:style-name="T9">.xsl</text:span><text:span text:style-name="T3"> files</text:span></text:p>
        </text:list-item>
        <text:list-item>
          <text:p text:style-name="P27"><text:span text:style-name="T9">.xml</text:span><text:span text:style-name="T3"> files (with *.xrs extension)</text:span></text:p>
        </text:list-item>
      </text:list>
      <text:list xml:id="list32262782" text:continue-list="list32236219" text:style-name="WW8Num45">
        <text:list-item text:start-value="1">
          <text:p text:style-name="P22"><text:soft-page-break/><text:span text:style-name="T9">public</text:span><text:span text:style-name="T3"> directory contains all the subfolders and files, that are visible to the user and are involved in web-interface. Data suppliers must have *write* rights in this folder.</text:span></text:p>
        </text:list-item>
      </text:list>
      <text:list xml:id="list32236639" text:continue-list="list32249304" text:style-name="WW8Num54">
        <text:list-item text:start-value="1">
          <text:p text:style-name="P27">images</text:p>
        </text:list-item>
        <text:list-item>
          <text:p text:style-name="P27"><text:span text:style-name="T9">.html</text:span><text:span text:style-name="T3"> files</text:span></text:p>
        </text:list-item>
        <text:list-item>
          <text:p text:style-name="P27"><text:span text:style-name="T9">.css</text:span><text:span text:style-name="T3"> files</text:span></text:p>
        </text:list-item>
      </text:list>
      <text:list xml:id="list32237481" text:style-name="WW8Num91">
        <text:list-item>
          <text:p text:style-name="P23"><text:span text:style-name="T9">src</text:span><text:span text:style-name="T3"> directory consists of *.java source files used in the application</text:span></text:p>
        </text:list-item>
      </text:list>
      <text:list xml:id="list32236173" text:style-name="WW8Num86">
        <text:list-item>
          <text:p text:style-name="P31">eionet</text:p>
        </text:list-item>
        <text:list-item>
          <text:p text:style-name="P32">rod</text:p>
        </text:list-item>
        <text:list-item>
          <text:p text:style-name="P24">.java</text:p>
        </text:list-item>
      </text:list>
      <text:list xml:id="list32235823" text:continue-list="list32237481" text:style-name="WW8Num91">
        <text:list-item text:start-value="1">
          <text:p text:style-name="P23"><text:span text:style-name="T9">public/WEB-INF </text:span><text:span text:style-name="T3">is a</text:span><text:span text:style-name="T9"> </text:span><text:span text:style-name="T3">directory containing subdirectories for ROD Java classes and servlets. Includes library classes (packed into .jar files) that the application classes will need:</text:span></text:p>
        </text:list-item>
      </text:list>
      <text:list xml:id="list32236297" text:style-name="WW8Num80">
        <text:list-item>
          <text:p text:style-name="P30">eionet</text:p>
        </text:list-item>
        <text:list-item>
          <text:p text:style-name="P30">rod</text:p>
        </text:list-item>
        <text:list-item>
          <text:p text:style-name="P33">.class</text:p>
        </text:list-item>
        <text:list-item>
          <text:p text:style-name="P28">activation.jar</text:p>
        </text:list-item>
        <text:list-item>
          <text:p text:style-name="P28">castor.jar</text:p>
        </text:list-item>
        <text:list-item>
          <text:p text:style-name="P28">eionet-dir.jar</text:p>
        </text:list-item>
        <text:list-item>
          <text:p text:style-name="P28">jndi.jar</text:p>
        </text:list-item>
        <text:list-item>
          <text:p text:style-name="P28">ldap.jar</text:p>
        </text:list-item>
        <text:list-item>
          <text:p text:style-name="P28">log4j.jar</text:p>
        </text:list-item>
        <text:list-item>
          <text:p text:style-name="P28">mail.jar</text:p>
        </text:list-item>
        <text:list-item>
          <text:p text:style-name="P28">providerutil.jar</text:p>
        </text:list-item>
        <text:list-item>
          <text:p text:style-name="P28">rod.jar</text:p>
        </text:list-item>
        <text:list-item>
          <text:p text:style-name="P28">soap.jar</text:p>
        </text:list-item>
        <text:list-item>
          <text:p text:style-name="P28">tomcat-util.jar</text:p>
        </text:list-item>
        <text:list-item>
          <text:p text:style-name="P28">uit-client.jar</text:p>
        </text:list-item>
        <text:list-item>
          <text:p text:style-name="P28">uit-definition.jar</text:p>
        </text:list-item>
        <text:list-item>
          <text:p text:style-name="P28">uit-help.jar</text:p>
        </text:list-item>
        <text:list-item>
          <text:p text:style-name="P28">uit-security.jar</text:p>
        </text:list-item>
        <text:list-item>
          <text:p text:style-name="P28">uit-server.jar</text:p>
        </text:list-item>
        <text:list-item>
          <text:p text:style-name="P28">xalan-j2-2.6.0.jar</text:p>
        </text:list-item>
        <text:list-item>
          <text:p text:style-name="P28">xerces.jar</text:p>
        </text:list-item>
        <text:list-item>
          <text:p text:style-name="P28"><text:soft-page-break/>xmlrpc.jar</text:p>
        </text:list-item>
        <text:list-item>
          <text:p text:style-name="P28">xmlserver.jar</text:p>
        </text:list-item>
      </text:list>
      <text:list xml:id="list32241042" text:continue-list="list32262782" text:style-name="WW8Num45">
        <text:list-item text:start-value="1">
          <text:p text:style-name="P22"><text:span text:style-name="T9">images </text:span><text:span text:style-name="T3">directory contains all the graphics files. <text:s/></text:span></text:p>
        </text:list-item>
      </text:list>
      <text:list xml:id="list32250216" text:continue-list="list32236639" text:style-name="WW8Num54">
        <text:list-item text:start-value="1">
          <text:p text:style-name="P27"><text:span text:style-name="T9">.gif</text:span><text:span text:style-name="T3"> files</text:span></text:p>
        </text:list-item>
        <text:list-item>
          <text:p text:style-name="P27"><text:span text:style-name="T9">.jpg</text:span><text:span text:style-name="T3"> files</text:span></text:p>
        </text:list-item>
        <text:list-item>
          <text:p text:style-name="P27"><text:span text:style-name="T9">.png</text:span><text:span text:style-name="T3"> files</text:span></text:p>
        </text:list-item>
      </text:list>
      <text:p text:style-name="Text_20_body"><text:span text:style-name="T3">Before you can run ROD you need to set up the ROD configuration file for Resin or (preferably) Tomcat. ROD specific configuration files are in the </text:span><text:span text:style-name="T9">ROD/resin-conf </text:span><text:span text:style-name="T3">directory and it is named </text:span><text:span text:style-name="T9">resin.conf for resin configuration file and web.xml and services.xml for Tomcat configuration files</text:span><text:span text:style-name="T3">. For contents of the files please refer to Appendix A in this document.</text:span></text:p>
      <text:h text:style-name="P14" text:outline-level="2">Installing ROD with ANT</text:h>
      <text:p text:style-name="Text_20_body">Apache Ant is a Java-based build tool. The latest stable version of Ant is available from the Ant web page <text:a xlink:type="simple" xlink:href="http://ant.apache.org/">http://ant.apache.org/</text:a>. Running Ant from the command-line is simple: just type ant. When no arguments are specified, Ant looks for a build.xml file in the current directory and, if found, uses that file as the build file and runs the target specified in the default attribute of the &lt;project&gt; tag. To make Ant use a build file other than build.xml, use the command-line option -buildfile file, where file is the name of the build file you want to use.</text:p>
      <text:p text:style-name="Text_20_body"><text:span text:style-name="T13">Build.xml can be found from the root directory of ROD. The default target of the ant call is </text:span><text:span text:style-name="T14">install</text:span><text:span text:style-name="T13">, which does the following – creates the folders, copies files and compiles all the classes. The mandatory command-line argument </text:span><text:span text:style-name="T14">prefix</text:span><text:span text:style-name="T13"> should be defined in the ant call. It refers to the directory, where the application will be installed. Usually it is webapps directory of Tomcat. The ant call looks like as follows:</text:span></text:p>
      <text:p text:style-name="Example"><text:span text:style-name="Example">ant –Dprefix=/home/www/webs install</text:span></text:p>
      <text:p text:style-name="Text_20_body">Other useful targets are:</text:p>
      <text:p text:style-name="Text_20_body"><text:span text:style-name="T16">clean</text:span><text:span text:style-name="T13"> <text:s/>- this target removes all compiled java classes from the build.dir, but does not touch the rest (jsp, html, xml, stylesheets)</text:span></text:p>
      <text:p text:style-name="Text_20_body"><text:span text:style-name="T16">compile - </text:span><text:span text:style-name="T13">compiles all classes</text:span></text:p>
      <text:p text:style-name="Text_20_body"><text:span text:style-name="T16">checkProps</text:span><text:span text:style-name="T13"> – checks if any of the properties is missing</text:span></text:p>
      <text:p text:style-name="Text_20_body"/>
      <text:p text:style-name="Text_20_body"><text:span text:style-name="T13">Additional optional argument during is </text:span><text:span text:style-name="T16">vhost. </text:span><text:span text:style-name="T13"><text:s/>If this property is defined, the application will be installed as a new virtual host. Otherwise it is installed under webapps folder under existing virtual host.</text:span></text:p>
      <text:h text:style-name="P14" text:outline-level="2">Properties</text:h>
      <text:p text:style-name="Text_20_body"><text:span text:style-name="T3">Properties files must be copied into </text:span><text:span text:style-name="T10">public/WEB-INF/classes</text:span><text:span text:style-name="T3"> folder </text:span>rod.properties.</text:p>
      <text:p text:style-name="Text_20_body"><text:soft-page-break/><text:span text:style-name="T3">ROD application specific properties must be set in file </text:span><text:span text:style-name="T10">rod.properties </text:span><text:span text:style-name="T4">Descriptions and example values of different properties are given below.</text:span></text:p>
      <text:p text:style-name="Example"># settings for ROD urls, used in generated RDF files</text:p>
      <text:p text:style-name="Example">rod.url.domain=http://rod.eionet.europa.eu</text:p>
      <text:p text:style-name="Example">rod.url.namespace=http://rod.eionet.europa.eu/activities</text:p>
      <text:p text:style-name="Example">rod.url.ro_namespace=http://rod.eionet.europa.eu/obligations</text:p>
      <text:p text:style-name="Example">#Events for Eionet calendar</text:p>
      <text:p text:style-name="Example">rod.url.events=http://rod.eionet.europa.eu/events.rss</text:p>
      <text:p text:style-name="Example">rod.url.obligations=http://rod.eionet.europa.eu/obligations.rss</text:p>
      <text:p text:style-name="Example">rod.url.activities=http://rod.eionet.europa.eu/activities.rss</text:p>
      <text:p text:style-name="Example"/>
      <text:p text:style-name="Example">#settings for DB connection, used externally by exractor</text:p>
      <text:p text:style-name="Example"># !!! ADJUST THESE !!!</text:p>
      <text:p text:style-name="Example">db.drv=org.gjt.mm.mysql.Driver</text:p>
      <text:p text:style-name="Example">db.url=jdbc:mysql://localhost:3306/WebROD</text:p>
      <text:p text:style-name="Example">db.usr=RO_admin</text:p>
      <text:p text:style-name="Example">db.pwd=thisisthesecretpassword</text:p>
      <text:p text:style-name="Example"/>
      <text:p text:style-name="Example"># RA_ID namespace prefix in Content Registry</text:p>
      <text:p text:style-name="Example">ra.namespace=http://rod.eionet.europa.eu/activities#activity</text:p>
      <text:p text:style-name="Example"/>
      <text:p text:style-name="Example">#Country namespace in Content Registry</text:p>
      <text:p text:style-name="Example">country.namespace=http://cdr.eionet.europa.eu/rdf/countries#country</text:p>
      <text:p text:style-name="Example"/>
      <text:p text:style-name="Example">#Namespace prefix for SPATIALs XML/RPC method getCountries()</text:p>
      <text:p text:style-name="Example">spatial.namespace=http://rod.eionet.europa.eu/spatial/</text:p>
      <text:p text:style-name="Example"/>
      <text:p text:style-name="Example">#DC elements</text:p>
      <text:p text:style-name="Example">contreg.title.predicate=http://purl.org/dc/elements/1.1/title</text:p>
      <text:p text:style-name="Example">contreg.date.predicate=http://purl.org/dc/elements/1.1/date</text:p>
      <text:p text:style-name="Example">contreg.type.predicate=http://purl.org/dc/elements/1.1/type</text:p>
      <text:p text:style-name="Example">contreg.identifier.predicate=http://purl.org/dc/elements/1.1/identifier</text:p>
      <text:p text:style-name="Example">contreg.format.predicate=http://purl.org/dc/elements/1.1/format</text:p>
      <text:p text:style-name="Example">contreg.coverage.predicate=http://purl.org/dc/elements/1.1/coverage</text:p>
      <text:p text:style-name="Example"/>
      <text:p text:style-name="Example"/>
      <text:p text:style-name="Example"># remote services</text:p>
      <text:p text:style-name="Example"># XML/RPC=0, SOAP=1, if not specified, 0 is used as default</text:p>
      <text:p text:style-name="Example">remote.services.type=0</text:p>
      <text:p text:style-name="Example">contreg.service.url=http://cr.eionet.europa.eu/rpcrouter</text:p>
      <text:p text:style-name="Example"/>
      <text:p text:style-name="Example"># settings for Extractor</text:p>
      <text:p text:style-name="Example"># logpath + logfilename need to form a valid path; </text:p>
      <text:p text:style-name="Example"># <text:s/>leave path empty for current directory</text:p>
      <text:p text:style-name="Example"># if debugmode=true, new log with verbose info is built for each extraction,</text:p>
      <text:p text:style-name="Example"># <text:s/>otherwise, less verbose text is appended to previous log.</text:p>
      <text:p text:style-name="Example">extractor.logpath=/var/logs/webrod/</text:p>
      <text:p text:style-name="Example">extractor.logfilename=extractorlog.txt</text:p>
      <text:p text:style-name="Example">extractor.debugmode=true</text:p>
      <text:p text:style-name="Example"><text:tab/></text:p>
      <text:p text:style-name="Example"><text:soft-page-break/>#ROD schema</text:p>
      <text:p text:style-name="Example">schema.namespace=http://rod.eionet.europa.eu/schema.rdf</text:p>
      <text:p text:style-name="Example"/>
      <text:p text:style-name="Example">#Schema for Legal instruments</text:p>
      <text:p text:style-name="Example">instruments.namespace=http://rod.eionet.europa.eu/instruments/</text:p>
      <text:p text:style-name="Example"/>
      <text:p text:style-name="Example">#Schema for env issues</text:p>
      <text:p text:style-name="Example">issues.namespace=http://rod.eionet.europa.eu/issues/</text:p>
      <text:p text:style-name="Example">#Instruments.rss URL</text:p>
      <text:p text:style-name="Example">rod.url.instruments=http://localhost:8080/webrod/public/instruments.rss</text:p>
      <text:p text:style-name="Text_20_body"/>
      <text:p text:style-name="Heading_20_8">uit.properties</text:p>
      <text:p text:style-name="Text_20_body"><text:span text:style-name="T3">The settings, related to Access Control Mechanism and public RPC services are given in file </text:span><text:span text:style-name="T10">uit.properties</text:span></text:p>
      <text:p text:style-name="Example"># Location of the file for public service descriptions</text:p>
      <text:p text:style-name="Example"># !!! ADJUST THIS !!!</text:p>
      <text:p text:style-name="Example">services.definition.file=/webs/webrod/public/WebRODService.xml</text:p>
      <text:p text:style-name="Example"/>
      <text:p text:style-name="Example"/>
      <text:p text:style-name="Example"># folder for permission files, files with *.acl extension are stored here</text:p>
      <text:p text:style-name="Example">application.acl.folder=/webs/webrod/public/acls</text:p>
      <text:p text:style-name="Example"/>
      <text:p text:style-name="Example"># file for local groups and users</text:p>
      <text:p text:style-name="Example">application.localgroups.file=/webs/webrod/public/acls/rod.group</text:p>
      <text:p text:style-name="Example"/>
      <text:p text:style-name="Example"># file for permissions + descriptions</text:p>
      <text:p text:style-name="Example">application.permissions.file=/webs/webrod/public/acls/rod.prms</text:p>
      <text:p text:style-name="Example"/>
      <text:p text:style-name="Example"># ACL owner permission</text:p>
      <text:p text:style-name="Example">acl.owner.permission=c</text:p>
      <text:p text:style-name="Example"/>
      <text:p text:style-name="Example"># if true, permissions are allowed to be changed with ACL admin tool</text:p>
      <text:p text:style-name="Example">acl.admin=true</text:p>
      <text:p text:style-name="Example"/>
      <text:p text:style-name="Example">#ACL entry for authenticated acces (not belonging to any group)</text:p>
      <text:p text:style-name="Example">acl.authenticated.access=authenticated</text:p>
      <text:p text:style-name="Example"/>
      <text:p text:style-name="Example">#ACL entry for anonymous access</text:p>
      <text:p text:style-name="Example">acl.anonymous.access=anonymous</text:p>
      <text:p text:style-name="Example"/>
      <text:p text:style-name="Example"># component services</text:p>
      <text:p text:style-name="Example">componentservices=HelpService</text:p>
      <text:p text:style-name="Example">componentservices.HelpService.provider=com.tee.uit.help.RemoteService</text:p>
      <text:p text:style-name="Example"/>
      <text:p text:style-name="Example"># settings for DB connection (adjust!)</text:p>
      <text:p text:style-name="Example">db.driver=org.gjt.mm.mysql.Driver</text:p>
      <text:p text:style-name="Example">db.url=jdbc:mysql://x.x.x.x:3306/WebROD</text:p>
      <text:p text:style-name="Example">db.user=</text:p>
      <text:p text:style-name="Example">db.pwd=</text:p>
      <text:p text:style-name="Text_20_body"><text:soft-page-break/></text:p>
      <text:p text:style-name="Heading_20_8">eionetdir.properties</text:p>
      <text:p text:style-name="Text_20_body">The settings, related to Eionet directory are described in this file. Some of them may need adjustment.</text:p>
      <text:p text:style-name="Example"># LDAP service settings</text:p>
      <text:p text:style-name="Example"># !!! NEEDS ADJUSTEMENT !!!</text:p>
      <text:p text:style-name="Example">ldap.url=ldap://eea.eionet.europa.eu:8978/</text:p>
      <text:p text:style-name="Example"># !!! NEED ADJUSTEMENT, WHEN CIRCA IS UPGRADED TO 3.1</text:p>
      <text:p text:style-name="Example">circa.version=2.5</text:p>
      <text:p text:style-name="Example"># Circa 3.1, not used in 2.5 implementation</text:p>
      <text:p text:style-name="Example">ldap.user.context=ou=DATA,ou=tango,o=IRCUSERS,l=CIRCA</text:p>
      <text:p text:style-name="Example"># Circa 3.1, not used in 2.5 implementation</text:p>
      <text:p text:style-name="Example">ldap.domain=circa</text:p>
      <text:p text:style-name="Example"># Circa v3.1</text:p>
      <text:p text:style-name="Example">#ldap.attr.rolename=ou</text:p>
      <text:p text:style-name="Example">ldap.context=o=Eionet,l=EUROPE</text:p>
      <text:p text:style-name="Example">ldap.ref=throw</text:p>
      <text:p text:style-name="Example">ldap.role.dir=ou=Roles</text:p>
      <text:p text:style-name="Example">ldap.user.dir=ou=Users</text:p>
      <text:p text:style-name="Example">ldap.attr.rolename=cn</text:p>
      <text:p text:style-name="Example">ldap.attr.fullname=cn</text:p>
      <text:p text:style-name="Example">ldap.attr.roledescription=description</text:p>
      <text:p text:style-name="Example">ldap.attr.uid=uid</text:p>
      <text:p text:style-name="Example">ldap.attr.mail=mail</text:p>
      <text:p text:style-name="Example">#circa settings</text:p>
      <text:p text:style-name="Example"># !!! MAY NEED ADJUSTEMENT !!!</text:p>
      <text:p text:style-name="Example">circa.vcirca=eionet-circle</text:p>
      <text:p text:style-name="Example">circa.url.public=http://eea.eionet.europa.eu:8980/Public/irc/</text:p>
      <text:p text:style-name="Example">circa.url.members=http://eea.eionet.europa.eu:8980/Members/irc/</text:p>
      <text:p text:style-name="Example">circa.role.function.prefix=/Home/central_dir_admin?fn=roles&amp;v=</text:p>
      <text:p text:style-name="Example">circa.role.function.suffix=&amp;rd=1&amp;ud=1&amp;od=0</text:p>
      <text:p text:style-name="Example"/>
      <text:p text:style-name="Example"># EionetDir 2.1</text:p>
      <text:p text:style-name="Example">ldap.organisation.dir=ou=Organisations</text:p>
      <text:p text:style-name="Example">ldap.attr.orgid=cn</text:p>
      <text:p text:style-name="Example"/>
      <text:p text:style-name="Example">circa.org.function.prefix=/Home/central_dir_admin?fn=org&amp;act=view&amp;org=</text:p>
      <text:p text:style-name="Example">circa.org.function.prefix2=&amp;site=</text:p>
      <text:p text:style-name="Example"/>
      <text:p text:style-name="Example">circa.site=eea</text:p>
      <text:p text:style-name="Example"/>
      <text:p text:style-name="Text_20_body"/>
      <text:p text:style-name="Heading_20_8">log4j.properties</text:p>
      <text:p text:style-name="Text_20_body">Settings for the logger.</text:p>
      <text:p text:style-name="Example"># !!! ADJUST THESE !!!</text:p>
      <text:p text:style-name="Example">log4j.appender.f=org.apache.log4j.RollingFileAppender</text:p>
      <text:p text:style-name="Example">log4j.appender.f.File=/var/logs/webrod/webrod.log</text:p>
      <text:p text:style-name="Example"/>
      <text:p text:style-name="Example"><text:soft-page-break/># Max log file size</text:p>
      <text:p text:style-name="Example">log4j.appender.f.MaxFileSize=1000KB</text:p>
      <text:p text:style-name="Example"/>
      <text:p text:style-name="Example"># Keep three backup files</text:p>
      <text:p text:style-name="Example">log4j.appender.f.MaxBackupIndex=3</text:p>
      <text:p text:style-name="Example"/>
      <text:p text:style-name="Example">#specify level, how specific info is needed in log <text:s/>(FATAL, ERROR, INFO, DEBUG)</text:p>
      <text:p text:style-name="Example">log4j.rootLogger=INFO, stdout</text:p>
      <text:p text:style-name="Example">log4j.category.webrod=INFO, f, stdout</text:p>
      <text:p text:style-name="Example"/>
      <text:p text:style-name="Example">log4j.appender.stdout=org.apache.log4j.ConsoleAppender</text:p>
      <text:p text:style-name="Example">log4j.appender.stdout.layout=org.apache.log4j.PatternLayout</text:p>
      <text:p text:style-name="Example"/>
      <text:p text:style-name="Example"># Pattern to output the caller's file name and line number.</text:p>
      <text:p text:style-name="Example">log4j.appender.stdout.layout.ConversionPattern=%5p [%t] - %m%n</text:p>
      <text:p text:style-name="Example"/>
      <text:p text:style-name="Example"/>
      <text:p text:style-name="Example"/>
      <text:p text:style-name="Example">log4j.appender.f.layout=org.apache.log4j.PatternLayout</text:p>
      <text:p text:style-name="Example">log4j.appender.f.layout.ConversionPattern=&lt;%d{DATE}&gt; &lt;%p&gt; &lt;%m&gt;%n</text:p>
      <text:p text:style-name="Example"/>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ro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text:soft-page-break/>For each JVM that runs CAS client the Eionet CA certificate must be entered as trusted certificate. In order to achieve this follow these steps. Please note that Tomcat expects a <text:s/>default password for keystore “changeit”. Don't change it.</text:p>
      <text:list xml:id="list32232310" text:style-name="Numbering_20_1">
        <text:list-item>
          <text:p text:style-name="P25">Copy the Eionet CA certificate from <text:a xlink:type="simple" xlink:href="http://www.eionet.europa.eu/certificates/eionet-ca.cer">http://www.eionet.europa.eu/certificates/eionet-ca.cer</text:a> to a temporary directory</text:p>
        </text:list-item>
        <text:list-item>
          <text:p text:style-name="P25">Import tomcat certificate from the eionet-ca.car file into default keystore of the trusted certificates for each JVM. <text:span text:style-name="Source_20_Text"><text:span text:style-name="T17">$JAVA_HOME/bin/keytool -import -file eionet-ca.cer -alias eionetca -keystore $JAVA_HOME/jre/lib/security/cacerts</text:span></text:span><text:span text:style-name="Source_20_Text"> </text:span>This certificate will be added under alias "eionetca".</text:p>
        </text:list-item>
      </text:list>
      <text:p text:style-name="P8"><text:span text:style-name="T13">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15">whatever</text:span><text:span text:style-name="T13">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15">eionetLoginCookieDomain</text:span><text:span text:style-name="T13">"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P14" text:outline-level="2">User Permissions</text:h>
      <text:p text:style-name="Text_20_body">ROD is integrated to Access Control List (ACL) based access control mechanism. It enables to give special permissions to users, self-created user groups or EIONET directory roles. All the descriptions are specified in text files.</text:p>
      <text:p text:style-name="Heading_20_8">rod.prms</text:p>
      <text:p text:style-name="Text_20_body">In this file the ACL permission descriptions are specified. This file must not be modified:</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c:Control</text:span></text:p>
      <text:p text:style-name="Example"><text:span text:style-name="Example">hc:Help Control</text:span></text:p>
      <text:p text:style-name="P8"/>
      <text:p text:style-name="Heading_20_8">rod.group</text:p>
      <text:p text:style-name="Text_20_body"><text:span text:style-name="T3">In this file the local groups and members can be added and removed. The format for the file row is:</text:span><text:span text:style-name="T10"> [group_name]:[member1],[member2],…,[memberN] </text:span><text:span text:style-name="T5">where member names are user names in Eionet User Directory.</text:span></text:p>
      <text:p text:style-name="Text_20_body">Example:</text:p>
      <text:p text:style-name="Example"><text:soft-page-break/><text:span text:style-name="Example">rod_admin:tennoan,lainekai,haigh,roug,cryan</text:span></text:p>
      <text:p text:style-name="Example"><text:span text:style-name="Example">rod_user:palosuo,jensen</text:span></text:p>
      <text:p text:style-name="Text_20_body"/>
      <text:p text:style-name="Heading_20_8">*.acl files</text:p>
      <text:p text:style-name="Text_20_body">User permissions for different actions are described in files with *.acl extension. The example format for different permissions, admitted to localgroup, user and Directory role are shown below:</text:p>
      <text:p text:style-name="Text_20_body">The ACL mechanism supports hierarchical structure of ACL’s. That’s why the names of ACL files contain “_” characters, that are used instead of “/” <text:s/>symbols.</text:p>
      <text:p text:style-name="Example"><text:span text:style-name="Example">circarole:eionet-staff-its:u</text:span></text:p>
      <text:p text:style-name="Example"><text:span text:style-name="Example">localgroup:rod_admin:i,u,d</text:span></text:p>
      <text:p text:style-name="Example"><text:span text:style-name="Example">user:haigh:c</text:span></text:p>
      <text:p text:style-name="Text_20_body"><text:span text:style-name="Example"/></text:p>
      <text:p text:style-name="Heading_20_8">Permissions: </text:p>
      <text:p text:style-name="P8">There are the following ACLs and permissions in ROD:</text:p>
      <text:p text:style-name="Example"><text:span text:style-name="Source_20_Text">v: View <text:line-break/>i: Insert <text:line-break/>u: update <text:line-break/>d: Delete <text:line-break/>c: Control Acl<text:line-break/>hc: Help control</text:span></text:p>
      <text:p text:style-name="P10"><text:line-break/>ACLs: structure</text:p>
      <text:p text:style-name="Text_20_body"><text:span text:style-name="Source_20_Text">/ &lt;application&gt;</text:span></text:p>
      <text:p text:style-name="Text_20_body"><text:span text:style-name="Source_20_Text"><text:s/>-/obligations</text:span></text:p>
      <text:p text:style-name="Text_20_body"><text:span text:style-name="Source_20_Text"><text:s/>-/instruments</text:span></text:p>
      <text:p text:style-name="Text_20_body"><text:span text:style-name="Source_20_Text"><text:s text:c="2"/>-/ADMIN</text:span></text:p>
      <text:p text:style-name="Text_20_body"><text:span text:style-name="Source_20_Text"><text:s text:c="2"/>-/HELPTEXT</text:span></text:p>
      <text:p text:style-name="Text_20_body"><text:span text:style-name="Source_20_Text"><text:s text:c="2"/>-/HARVEST</text:span></text:p>
      <text:p text:style-name="Text_20_body"><text:span text:style-name="Source_20_Text"><text:s text:c="2"/>-/CLIENT</text:span></text:p>
      <text:p text:style-name="Text_20_body"><text:span text:style-name="Source_20_Text"><text:s/>-/LOCALGROUPS</text:span></text:p>
      <text:p text:style-name="Text_20_body"/>
      <text:p text:style-name="Heading_20_9">Acl file names:</text:p>
      <text:p text:style-name="Text_20_body"><text:span text:style-name="T7">_.acl , _obligations.acl, _instruments.acl, </text:span><text:span text:style-name="T8">_Admin_.acl, _Admin_Helptext</text:span><text:span text:style-name="T7">.acl, <text:s/>_Admin_Harvest.acl, _Client.acl, _localgroups.acl</text:span></text:p>
      <text:p text:style-name="P10"><text:line-break/>ACL permissions, checked for several actions:</text:p>
      <text:p text:style-name="Heading_20_9"><text:line-break/>Action - ACL:permission(s) </text:p>
      <text:p text:style-name="Text_20_body">RO: insert/update/delete - /obligations:i,u,d </text:p>
      <text:p text:style-name="Text_20_body">LI: insert/update/delete - /instruments:i,u,d (If a user has /instruments:d permission, he can delete related ROs also.)</text:p>
      <text:p text:style-name="Text_20_body">Client:insert - /CLIENT:i</text:p>
      <text:p text:style-name="Text_20_body"><text:soft-page-break/>Issuer:insert - /CLIENT:i</text:p>
      <text:p text:style-name="Text_20_body">Insert or update helptext - /ADMIN/HELPTEXT:u</text:p>
      <text:p text:style-name="Text_20_body">View record change history - /ADMIN:v</text:p>
      <text:p text:style-name="Text_20_body">Harvest CS data - /ADMIN/HARVEST:u</text:p>
      <text:p text:style-name="Text_20_body">View and manage localgroups’ permissions and membership - /LOCALGROUPS: r,u</text:p>
      <text:h text:style-name="P15" text:outline-level="2">Scripts</text:h>
      <text:p text:style-name="Text_20_body">There are some actions that are needed to happen automatically: extracting information from the Content Registry and User Directory and calculating new deadlines for the Reporting Activities. The two script files have to be put into crontab.</text:p>
      <text:p text:style-name="Heading_20_9">harvest.sh</text:p>
      <text:p text:style-name="Text_20_body"><text:span text:style-name="T3">Usage: </text:span><text:span text:style-name="T10">harvest.sh {0|1|2} <text:line-break/></text:span><text:span text:style-name="T3"><text:line-break/>0: all data <text:line-break/>1: deliveries from CR <text:line-break/>2: roles from DIR </text:span></text:p>
      <text:p text:style-name="Text_20_body">3: parameters from DD (not implemented yet)<text:line-break/><text:line-break/>Default is 0</text:p>
      <text:p text:style-name="Text_20_body">It should be enough, if deliveries data is extracted once in a day and roles data once in a week.</text:p>
      <text:p text:style-name="Heading_20_9">deadlinecalc.sh</text:p>
      <text:p text:style-name="Text_20_body">Usage: deadlinecalc.sh</text:p>
      <text:h text:style-name="P16" text:outline-level="1">ROD <text:s/>application configuration</text:h>
      <text:h text:style-name="Heading_20_2" text:outline-level="2">Server.xml</text:h>
      <text:p text:style-name="Text_20_body">Context tag to be added to server.xml</text:p>
      <text:p text:style-name="Example"><text:span text:style-name="Source_20_Text"><text:span text:style-name="T18">&lt;!-- !!!!!!!!!!! WEBROD !!!!!!!!!!!!!!!! --&gt;</text:span></text:span></text:p>
      <text:p text:style-name="Example"><text:span text:style-name="Source_20_Text"><text:span text:style-name="T18">&lt;Service&gt;</text:span></text:span></text:p>
      <text:p text:style-name="Example"><text:span text:style-name="Source_20_Text"><text:span text:style-name="T18"><text:tab/>&lt;Engine&gt;</text:span></text:span></text:p>
      <text:p text:style-name="Example"><text:span text:style-name="Source_20_Text"><text:span text:style-name="T18"><text:tab/>&lt;Host&gt;</text:span></text:span></text:p>
      <text:p text:style-name="Example"><text:span text:style-name="Source_20_Text"><text:span text:style-name="T18">&lt;!—- ROD specific --&gt; <text:s/></text:span></text:span></text:p>
      <text:p text:style-name="Example"><text:span text:style-name="Source_20_Text"><text:span text:style-name="T18">&lt;Context path="/webrod" docBase="webrod" debug="0" reloadable="true" crossContext="true"&gt;</text:span></text:span></text:p>
      <text:p text:style-name="Example"><text:span text:style-name="Source_20_Text"><text:span text:style-name="T18"/></text:span></text:p>
      <text:p text:style-name="Example"><text:span text:style-name="Source_20_Text"><text:span text:style-name="T18">&lt;Logger className="org.apache.catalina.logger.FileLogger" prefix="rod_log." suffix=".log" <text:tab/> <text:s/>timestamp="true"/&gt;</text:span></text:span></text:p>
      <text:p text:style-name="Example"><text:span text:style-name="Source_20_Text"><text:span text:style-name="T18">&lt;Resource name="jdbc/webrod" auth="Container" type="javax.sql.DataSource"/&gt;</text:span></text:span></text:p>
      <text:p text:style-name="Example"><text:span text:style-name="Source_20_Text"><text:span text:style-name="T18">&lt;ResourceParams name="jdbc/webrod"&gt;</text:span></text:span></text:p>
      <text:p text:style-name="Example"><text:span text:style-name="Source_20_Text"><text:span text:style-name="T18"><text:tab/> <text:s text:c="11"/>&lt;parameter&gt;&lt;name&gt;factory&lt;/name&gt;&lt;value&gt;org.apache.commons.dbcp.BasicDataSourceFactory&lt;/value&gt;&lt;/parameter&gt;</text:span></text:span></text:p>
      <text:p text:style-name="Example"><text:span text:style-name="Source_20_Text"><text:span text:style-name="T18">&lt;!-- Maximum number of dB connections in pool. Make sure you configure your mysqld max_connections large enough to handle all of your db connections. Set to 0 for no limit. --&gt;</text:span></text:span></text:p>
      <text:p text:style-name="Example"><text:span text:style-name="Source_20_Text"><text:span text:style-name="T18"><text:tab/> <text:s text:c="11"/>&lt;parameter&gt;&lt;name&gt;maxActive&lt;/name&gt;&lt;value&gt;100&lt;/value&gt;&lt;/parameter&gt;</text:span></text:span></text:p>
      <text:p text:style-name="Example"><text:span text:style-name="Source_20_Text"><text:span text:style-name="T18">&lt;!-- Maximum number of idle dB connections to retain in pool. Set to 0 for no limit. --&gt;</text:span></text:span></text:p>
      <text:p text:style-name="Example"><text:span text:style-name="Source_20_Text"><text:span text:style-name="T18"><text:tab/><text:tab/> <text:s text:c="9"/>&lt;parameter&gt;&lt;name&gt;maxIdle&lt;/name&gt;&lt;value&gt;30&lt;/value&gt;&lt;/parameter&gt;</text:span></text:span></text:p>
      <text:p text:style-name="Example"><text:span text:style-name="Source_20_Text"><text:span text:style-name="T18">&lt;!-- Maximum time to wait for a dB connection to become available in ms, in this example 10 seconds. An Exception is thrown if this timeout is exceeded. <text:s/>Set to -1 to wait indefinitely. --&gt;</text:span></text:span></text:p>
      <text:p text:style-name="Example"><text:span text:style-name="Source_20_Text"><text:span text:style-name="T18"><text:tab/><text:tab/><text:tab/><text:tab/><text:tab/><text:tab/>&lt;parameter&gt;&lt;name&gt;maxWait&lt;/name&gt;&lt;value&gt;10000&lt;/value&gt;&lt;/parameter&gt;</text:span></text:span></text:p>
      <text:p text:style-name="Example"><text:span text:style-name="Source_20_Text"><text:span text:style-name="T18">&lt;!-- MySQL dB username and password for dB connections <text:s/>--&gt;</text:span></text:span></text:p>
      <text:p text:style-name="Example"><text:span text:style-name="Source_20_Text"><text:span text:style-name="T11">&lt;parameter&gt;&lt;name&gt;username&lt;/name&gt;&lt;value&gt;</text:span></text:span><text:span text:style-name="T18">[ mysql:username ]</text:span><text:span text:style-name="Source_20_Text"><text:span text:style-name="T11">&lt;/value&gt;&lt;/parameter&gt;</text:span></text:span></text:p>
      <text:p text:style-name="Example"><text:span text:style-name="Source_20_Text"><text:span text:style-name="T11">&lt;parameter&gt;&lt;name&gt;password&lt;/name&gt;&lt;value&gt;</text:span></text:span><text:span text:style-name="Source_20_Text"><text:span text:style-name="T12">[ mysql:pwd ]</text:span></text:span><text:span text:style-name="Source_20_Text"><text:span text:style-name="T11">&lt;/value&gt;&lt;/parameter&gt;</text:span></text:span></text:p>
      <text:p text:style-name="Example"><text:span text:style-name="Source_20_Text"><text:span text:style-name="T18">&lt;!-- Class name for mm.mysql JDBC driver --&gt;</text:span></text:span></text:p>
      <text:p text:style-name="Example"><text:span text:style-name="Source_20_Text"><text:span text:style-name="T18"><text:tab/><text:tab/><text:tab/> <text:s text:c="7"/>&lt;parameter&gt;&lt;name&gt;driverClassName&lt;/name&gt;&lt;value&gt;org.gjt.mm.mysql.Driver&lt;/value&gt;&lt;/parameter&gt;</text:span></text:span></text:p>
      <text:p text:style-name="Example"><text:span text:style-name="Source_20_Text"><text:span text:style-name="T18">&lt;!-- The JDBC connection url for connecting to your MySQL dB. --&gt;</text:span></text:span></text:p>
      <text:p text:style-name="Example"><text:span text:style-name="Source_20_Text"><text:span text:style-name="T18"><text:tab/> <text:s text:c="11"/>&lt;parameter&gt;&lt;name&gt;url&lt;/name&gt;</text:span></text:span></text:p>
      <text:p text:style-name="Example"><text:span text:style-name="Source_20_Text"><text:span text:style-name="T11"><text:tab/>&lt;value&gt;jdbc:mysql:</text:span></text:span><text:span text:style-name="Source_20_Text"><text:span text:style-name="T12">[host]</text:span></text:span><text:span text:style-name="Source_20_Text"><text:span text:style-name="T11">:</text:span></text:span><text:span text:style-name="Source_20_Text"><text:span text:style-name="T12">[port]</text:span></text:span><text:span text:style-name="Source_20_Text"><text:span text:style-name="T11">/</text:span></text:span><text:span text:style-name="Source_20_Text"><text:span text:style-name="T12">[WebROD]?autoReconnect=true</text:span></text:span><text:span text:style-name="Source_20_Text"><text:span text:style-name="T11">&lt;/value&gt;</text:span></text:span></text:p>
      <text:p text:style-name="Example"><text:span text:style-name="Source_20_Text"><text:span text:style-name="T18">&lt;/parameter&gt;</text:span></text:span></text:p>
      <text:p text:style-name="Example"><text:span text:style-name="Source_20_Text"><text:span text:style-name="T18"><text:s text:c="10"/>&lt;/ResourceParams&gt;</text:span></text:span></text:p>
      <text:p text:style-name="Example"><text:span text:style-name="Source_20_Text"><text:span text:style-name="T18"/></text:span></text:p>
      <text:p text:style-name="Example"><text:span text:style-name="Source_20_Text"><text:span text:style-name="T18"/></text:span></text:p>
      <text:p text:style-name="Example"><text:span text:style-name="Source_20_Text"><text:span text:style-name="T18">&lt;/Context&gt;</text:span></text:span></text:p>
      <text:p text:style-name="Example"><text:span text:style-name="Source_20_Text"><text:span text:style-name="T18">&lt;!-- ROD specific end --&gt;</text:span></text:span></text:p>
      <text:p text:style-name="Example"><text:span text:style-name="Source_20_Text"><text:span text:style-name="T18"/></text:span></text:p>
      <text:p text:style-name="Example"><text:span text:style-name="Source_20_Text"><text:span text:style-name="T18">&lt;/Host&gt;</text:span></text:span></text:p>
      <text:p text:style-name="Example"><text:span text:style-name="Source_20_Text"><text:span text:style-name="T18">&lt;/Engine&gt;</text:span></text:span></text:p>
      <text:p text:style-name="Example"><text:span text:style-name="Source_20_Text"><text:span text:style-name="T18">&lt;/Service&gt;</text:span></text:span></text:p>
      <text:p text:style-name="Text_20_body"/>
      <text:h text:style-name="Heading_20_2" text:outline-level="2">Web.xml</text:h>
      <text:h text:style-name="Heading_20_3" text:outline-level="3">Content caching parameters</text:h>
      <text:p text:style-name="Text_20_body">ROD has a server filter called StaticContentCacheController. It makes it possible to tell the client that some files – such as javascript and images are static content and therefore can be cached in the browser and proxies. You set the parameters in web.xml. Look for <text:s/>StaticContentCacheController. The cacheControl lets you set the Cache-Control header line. A max-age parameters of 172800 seconds tells the client to keep the object in cache for two days. The expires parameter lets you set in absolute time when the object expires. It <text:soft-page-break/>is ignored if there is a Cache-Control header and the web browser implements HTTP 1.1. Since “expires” uses absolute time, it is of limited value unless you set it to something very far in the future like 1/1/2038. Otherwise it is best to set the value to the empty string.</text:p>
      <text:list xml:id="list32220049" text:style-name="Appendix">
        <text:list-item>
          <text:p text:style-name="Appendix_20_Heading">ROD <text:s/>script: harvest.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text:p>
      <text:p text:style-name="Example"><text:span text:style-name="Source_20_Text">libpath=$rod/WEB-INF/lib</text:span></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ldap.jar</text:span></text:p>
      <text:p text:style-name="Example"><text:span text:style-name="Source_20_Text">cp=$cp:$libpath/jndi.jar</text:span></text:p>
      <text:p text:style-name="Example"><text:span text:style-name="Source_20_Text">cp=$cp:$libpath/providerutil.jar</text:span></text:p>
      <text:p text:style-name="Example"><text:span text:style-name="Source_20_Text">cp=$cp:$libpath/eionet-dir.jar</text:span></text:p>
      <text:p text:style-name="Example"><text:span text:style-name="Source_20_Text">cp=$cp:$libpath/rod.jar:$libpath/xmlserver.jar:$libpath/xmlrpc.jar</text:span></text:p>
      <text:p text:style-name="Example"><text:span text:style-name="Source_20_Text">cp=$cp:$libpath/uit-client.jar:$libpath/log4j.jar:$CLASSPATH</text:span></text:p>
      <text:p text:style-name="Example"><text:span text:style-name="Source_20_Text"/></text:p>
      <text:p text:style-name="Example"><text:span text:style-name="Source_20_Text">if [ "$1" = "" ] ; then</text:span></text:p>
      <text:p text:style-name="Example"><text:span text:style-name="Source_20_Text"><text:s text:c="8"/>i="0"</text:span></text:p>
      <text:p text:style-name="Example"><text:span text:style-name="Source_20_Text">else</text:span></text:p>
      <text:p text:style-name="Example"><text:span text:style-name="Source_20_Text"><text:s text:c="8"/>i=$1</text:span></text:p>
      <text:p text:style-name="Example"><text:span text:style-name="Source_20_Text">fi;</text:span></text:p>
      <text:p text:style-name="Example"><text:span text:style-name="Source_20_Text"/></text:p>
      <text:p text:style-name="Example"><text:span text:style-name="Source_20_Text">if [ "$i" = "0" ] || [ "$i" = "1" ] || [ "$i" = "2" ] ; then</text:span></text:p>
      <text:p text:style-name="Example"><text:span text:style-name="Source_20_Text"><text:tab/>$java -cp $cp eionet.rod.countrysrv.Extractor $1 <text:s text:c="7"/></text:span></text:p>
      <text:p text:style-name="Example"><text:span text:style-name="Source_20_Text">else</text:span></text:p>
      <text:p text:style-name="Example"><text:span text:style-name="Source_20_Text"><text:s text:c="8"/>echo "Usage: eionet.rod.countrysrv.Extractor {0|1|2} "</text:span></text:p>
      <text:p text:style-name="Example"><text:span text:style-name="Source_20_Text"><text:tab/>echo "0:all data, 1:deliveries, 2:roles"</text:span></text:p>
      <text:p text:style-name="Example"><text:span text:style-name="Source_20_Text">fi;</text:span></text:p>
      <text:list xml:id="list32261803" text:continue-numbering="true" text:style-name="Appendix">
        <text:list-item>
          <text:p text:style-name="P19">ROD <text:s/>script: deadlinecalc.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libpath=$rod/WEB-INF/lib</text:span></text:p>
      <text:p text:style-name="Example"><text:span text:style-name="Source_20_Text"/></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rod.jar:$libpath/xmlserver.jar</text:span></text:p>
      <text:p text:style-name="Example"><text:span text:style-name="Source_20_Text">cp=$cp:$libpath/log4j.jar:$CLASSPATH</text:span></text:p>
      <text:p text:style-name="Example"><text:span text:style-name="Source_20_Text">$java -cp $cp eionet.rod.DeadlineCalc</text:span></text:p>
      <text:p text:style-name="Text_20_body"/>
      <text:list xml:id="list32244137" text:continue-numbering="true" text:style-name="Appendix">
        <text:list-item>
          <text:p text:style-name="P18">ROD <text:s/>database structure</text:p>
        </text:list-item>
      </text:list>
      <text:p text:style-name="Example"><text:span text:style-name="Source_20_Text">-- MySQL dump 8.23</text:span></text:p>
      <text:p text:style-name="Example"><text:span text:style-name="Source_20_Text">--</text:span></text:p>
      <text:p text:style-name="Example"><text:span text:style-name="Source_20_Text">-- Host: localhost <text:s text:c="3"/>Database: WebROD</text:span></text:p>
      <text:p text:style-name="Example"><text:span text:style-name="Source_20_Text">---------------------------------------------------------</text:span></text:p>
      <text:p text:style-name="Example"><text:span text:style-name="Source_20_Text">-- Server version<text:tab/>3.23.58</text:span></text:p>
      <text:p text:style-name="Example"><text:span text:style-name="Source_20_Text"/></text:p>
      <text:p text:style-name="Example"><text:span text:style-name="Source_20_Text">--</text:span></text:p>
      <text:p text:style-name="Example"><text:span text:style-name="Source_20_Text">-- Table structure for table `ACLS`</text:span></text:p>
      <text:p text:style-name="Example"><text:span text:style-name="Source_20_Text">--</text:span></text:p>
      <text:p text:style-name="Example"><text:span text:style-name="Source_20_Text"/></text:p>
      <text:p text:style-name="Example"><text:span text:style-name="Source_20_Text">CREATE TABLE ACLS (</text:span></text:p>
      <text:p text:style-name="Example"><text:span text:style-name="Source_20_Text"><text:s text:c="2"/>ACL_ID int(11) NOT NULL auto_increment,</text:span></text:p>
      <text:p text:style-name="Example"><text:span text:style-name="Source_20_Text"><text:s text:c="2"/>ACL_NAME varchar(100) NOT NULL default '',</text:span></text:p>
      <text:p text:style-name="Example"><text:span text:style-name="Source_20_Text"><text:s text:c="2"/>PARENT_NAME varchar(100) default NULL,</text:span></text:p>
      <text:p text:style-name="Example"><text:span text:style-name="Source_20_Text"><text:s text:c="2"/>OWNER varchar(255) NOT NULL default '',</text:span></text:p>
      <text:p text:style-name="Example"><text:span text:style-name="Source_20_Text"><text:s text:c="2"/>DESCRIPTION varchar(255) default '',</text:span></text:p>
      <text:p text:style-name="Example"><text:span text:style-name="Source_20_Text"><text:s text:c="2"/>PRIMARY KEY <text:s/>(ACL_ID),</text:span></text:p>
      <text:p text:style-name="Example"><text:span text:style-name="Source_20_Text"><text:s text:c="2"/>UNIQUE KEY ACL_NAME (ACL_NAME,PARENT_NAM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ACL_ROWS`</text:span></text:p>
      <text:p text:style-name="Example"><text:span text:style-name="Source_20_Text">--</text:span></text:p>
      <text:p text:style-name="Example"><text:span text:style-name="Source_20_Text"/></text:p>
      <text:p text:style-name="Example"><text:span text:style-name="Source_20_Text">CREATE TABLE ACL_ROWS (</text:span></text:p>
      <text:p text:style-name="Example"><text:span text:style-name="Source_20_Text"><text:s text:c="2"/>ACL_ID int(11) NOT NULL default '0',</text:span></text:p>
      <text:p text:style-name="Example"><text:span text:style-name="Source_20_Text"><text:s text:c="2"/>TYPE enum('object','doc','dcc') NOT NULL default 'object',</text:span></text:p>
      <text:p text:style-name="Example"><text:span text:style-name="Source_20_Text"><text:s text:c="2"/>ENTRY_TYPE enum('owner','user','localgroup','other','foreign','unauthenticated','authenticated','mask') NOT NULL default 'user',</text:span></text:p>
      <text:p text:style-name="Example"><text:span text:style-name="Source_20_Text"><text:s text:c="2"/>PRINCIPAL char(16) NOT NULL default '',</text:span></text:p>
      <text:p text:style-name="Example"><text:span text:style-name="Source_20_Text"><text:s text:c="2"/>PERMISSIONS char(255) NOT NULL default '',</text:span></text:p>
      <text:p text:style-name="Example"><text:span text:style-name="Source_20_Text"><text:s text:c="2"/>STATUS int(1) default NULL,</text:span></text:p>
      <text:p text:style-name="Example"><text:span text:style-name="Source_20_Text"><text:s text:c="2"/>PRIMARY KEY <text:s/>(ACL_ID,TYPE,ENTRY_TYPE,PRINCIPA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AREA`</text:span></text:p>
      <text:p text:style-name="Example"><text:span text:style-name="Source_20_Text">--</text:span></text:p>
      <text:p text:style-name="Example"><text:span text:style-name="Source_20_Text"/></text:p>
      <text:p text:style-name="Example"><text:span text:style-name="Source_20_Text">CREATE TABLE HLP_AREA (</text:span></text:p>
      <text:p text:style-name="Example"><text:span text:style-name="Source_20_Text"><text:s text:c="2"/>AREA_ID varchar(100) NOT NULL default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LANGUAGE varchar(100) NOT NULL default '',</text:span></text:p>
      <text:p text:style-name="Example"><text:span text:style-name="Source_20_Text"><text:s text:c="2"/>HTML text NOT NULL,</text:span></text:p>
      <text:p text:style-name="Example"><text:span text:style-name="Source_20_Text"><text:s text:c="2"/>MD5 varchar(32) NOT NULL default '',</text:span></text:p>
      <text:p text:style-name="Example"><text:span text:style-name="Source_20_Text"><text:s text:c="2"/>POPUP_WIDTH varchar(10) NOT NULL default '400',</text:span></text:p>
      <text:p text:style-name="Example"><text:span text:style-name="Source_20_Text"><text:s text:c="2"/>POPUP_LENGTH varchar(10) NOT NULL default '400',</text:span></text:p>
      <text:p text:style-name="Example"><text:span text:style-name="Source_20_Text"><text:s text:c="2"/>PRIMARY KEY <text:s/>(AREA_ID,SCREEN_ID,LANGUAG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SCREEN`</text:span></text:p>
      <text:p text:style-name="Example"><text:span text:style-name="Source_20_Text">--</text:span></text:p>
      <text:p text:style-name="Example"><text:span text:style-name="Source_20_Text"/></text:p>
      <text:p text:style-name="Example"><text:span text:style-name="Source_20_Text">CREATE TABLE HLP_SCREEN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oft-page-break/><text:span text:style-name="Source_20_Text"><text:s text:c="2"/>PRIMARY KEY <text:s/>(SCREEN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text:span></text:p>
      <text:p text:style-name="Example"><text:span text:style-name="Source_20_Text">--</text:span></text:p>
      <text:p text:style-name="Example"><text:span text:style-name="Source_20_Text"/></text:p>
      <text:p text:style-name="Example"><text:span text:style-name="Source_20_Text">CREATE TABLE T_CLIENT (</text:span></text:p>
      <text:p text:style-name="Example"><text:span text:style-name="Source_20_Text"><text:s text:c="2"/>PK_CLIENT_ID int(10) unsigned NOT NULL auto_increment,</text:span></text:p>
      <text:p text:style-name="Example"><text:span text:style-name="Source_20_Text"><text:s text:c="2"/>CLIENT_NAME varchar(255) default NULL,</text:span></text:p>
      <text:p text:style-name="Example"><text:span text:style-name="Source_20_Text"><text:s text:c="2"/>CLIENT_ACRONYM varchar(100) default NULL,</text:span></text:p>
      <text:p text:style-name="Example"><text:span text:style-name="Source_20_Text"><text:s text:c="2"/>CLIENT_URL varchar(255) default NULL,</text:span></text:p>
      <text:p text:style-name="Example"><text:span text:style-name="Source_20_Text"><text:s text:c="2"/>CLIENT_ADDRESS varchar(255) default NULL,</text:span></text:p>
      <text:p text:style-name="Example"><text:span text:style-name="Source_20_Text"><text:s text:c="2"/>CLIENT_EMAIL varchar(255) default NULL,</text:span></text:p>
      <text:p text:style-name="Example"><text:span text:style-name="Source_20_Text"><text:s text:c="2"/>DESCRIPTION text,</text:span></text:p>
      <text:p text:style-name="Example"><text:span text:style-name="Source_20_Text"><text:s text:c="2"/>POSTAL_CODE varchar(100) default NULL,</text:span></text:p>
      <text:p text:style-name="Example"><text:span text:style-name="Source_20_Text"><text:s text:c="2"/>CITY varchar(255) default NULL,</text:span></text:p>
      <text:p text:style-name="Example"><text:span text:style-name="Source_20_Text"><text:s text:c="2"/>COUNTRY varchar(255) default NULL,</text:span></text:p>
      <text:p text:style-name="Example"><text:span text:style-name="Source_20_Text"><text:s text:c="2"/>PRIMARY KEY <text:s/>(PK_CLIENT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_LNK`</text:span></text:p>
      <text:p text:style-name="Example"><text:span text:style-name="Source_20_Text">--</text:span></text:p>
      <text:p text:style-name="Example"><text:span text:style-name="Source_20_Text"/></text:p>
      <text:p text:style-name="Example"><text:span text:style-name="Source_20_Text">CREATE TABLE T_CLIENT_LNK (</text:span></text:p>
      <text:p text:style-name="Example"><text:span text:style-name="Source_20_Text"><text:s text:c="2"/>FK_CLIENT_ID int(10) NOT NULL default '0',</text:span></text:p>
      <text:p text:style-name="Example"><text:span text:style-name="Source_20_Text"><text:s text:c="2"/>FK_OBJECT_ID int(10) NOT NULL default '0',</text:span></text:p>
      <text:p text:style-name="Example"><text:span text:style-name="Source_20_Text"><text:s text:c="2"/>TYPE char(1) NOT NULL default '',</text:span></text:p>
      <text:p text:style-name="Example"><text:span text:style-name="Source_20_Text"><text:s text:c="2"/>STATUS enum('M','C') NOT NULL default 'M',</text:span></text:p>
      <text:p text:style-name="Example"><text:span text:style-name="Source_20_Text"><text:s text:c="2"/>PRIMARY KEY <text:s/>(FK_CLIENT_ID,FK_OBJECT_ID,TYPE,STATUS)</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DELIVERY`</text:span></text:p>
      <text:p text:style-name="Example"><text:span text:style-name="Source_20_Text">--</text:span></text:p>
      <text:p text:style-name="Example"><text:span text:style-name="Source_20_Text"/></text:p>
      <text:p text:style-name="Example"><text:span text:style-name="Source_20_Text">CREATE TABLE T_DELIVERY (</text:span></text:p>
      <text:p text:style-name="Example"><text:span text:style-name="Source_20_Text"><text:s text:c="2"/>PK_DELIVERY_ID int(10) unsigned NOT NULL auto_increment,</text:span></text:p>
      <text:p text:style-name="Example"><text:span text:style-name="Source_20_Text"><text:s text:c="2"/>RA_URL text NOT NULL,</text:span></text:p>
      <text:p text:style-name="Example"><text:span text:style-name="Source_20_Text"><text:s text:c="2"/>TITLE text NOT NULL,</text:span></text:p>
      <text:p text:style-name="Example"><text:span text:style-name="Source_20_Text"><text:s text:c="2"/>UPLOAD_DATE date default NULL,</text:span></text:p>
      <text:p text:style-name="Example"><text:span text:style-name="Source_20_Text"><text:s text:c="2"/>DELIVERY_URL text NOT NULL,</text:span></text:p>
      <text:p text:style-name="Example"><text:span text:style-name="Source_20_Text"><text:s text:c="2"/>TYPE varchar(100) default NULL,</text:span></text:p>
      <text:p text:style-name="Example"><text:span text:style-name="Source_20_Text"><text:s text:c="2"/>FORMAT varchar(100) default NULL,</text:span></text:p>
      <text:p text:style-name="Example"><text:span text:style-name="Source_20_Text"><text:s text:c="2"/>FK_RA_ID int(10) default NULL,</text:span></text:p>
      <text:p text:style-name="Example"><text:span text:style-name="Source_20_Text"><text:s text:c="2"/>FK_SPATIAL_ID int(11) default NULL,</text:span></text:p>
      <text:p text:style-name="Example"><text:span text:style-name="Source_20_Text"><text:s text:c="2"/>COVERAGE varchar(255) default NULL,</text:span></text:p>
      <text:p text:style-name="Example"><text:span text:style-name="Source_20_Text"><text:s text:c="2"/>STATUS int(1) default NULL,</text:span></text:p>
      <text:p text:style-name="Example"><text:span text:style-name="Source_20_Text"><text:s text:c="2"/>PRIMARY KEY <text:s/>(PK_DELIVERY_ID)</text:span></text:p>
      <text:p text:style-name="Example"><text:span text:style-name="Source_20_Text">) TYPE=MyISAM COMMENT='Delivery information from Content Registry to the reporting ';</text:span></text:p>
      <text:p text:style-name="Example"><text:span text:style-name="Source_20_Text"/></text:p>
      <text:p text:style-name="Example"><text:span text:style-name="Source_20_Text">--</text:span></text:p>
      <text:p text:style-name="Example"><text:span text:style-name="Source_20_Text">-- Table structure for table `T_DUMMY`</text:span></text:p>
      <text:p text:style-name="Example"><text:span text:style-name="Source_20_Text">--</text:span></text:p>
      <text:p text:style-name="Example"><text:span text:style-name="Source_20_Text"/></text:p>
      <text:p text:style-name="Example"><text:span text:style-name="Source_20_Text">CREATE TABLE T_DUMMY (</text:span></text:p>
      <text:p text:style-name="Example"><text:span text:style-name="Source_20_Text"><text:s text:c="2"/>DUMMY varchar(255)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oft-page-break/><text:span text:style-name="Source_20_Text">-- Table structure for table `T_HELP`</text:span></text:p>
      <text:p text:style-name="Example"><text:span text:style-name="Source_20_Text">--</text:span></text:p>
      <text:p text:style-name="Example"><text:span text:style-name="Source_20_Text"/></text:p>
      <text:p text:style-name="Example"><text:span text:style-name="Source_20_Text">CREATE TABLE T_HELP (</text:span></text:p>
      <text:p text:style-name="Example"><text:span text:style-name="Source_20_Text"><text:s text:c="2"/>PK_HELP_ID varchar(50) NOT NULL default '',</text:span></text:p>
      <text:p text:style-name="Example"><text:span text:style-name="Source_20_Text"><text:s text:c="2"/>HELP_TITLE varchar(255) default NULL,</text:span></text:p>
      <text:p text:style-name="Example"><text:span text:style-name="Source_20_Text"><text:s text:c="2"/>HELP_TEXT text,</text:span></text:p>
      <text:p text:style-name="Example"><text:span text:style-name="Source_20_Text"><text:s text:c="2"/>PRIMARY KEY <text:s/>(PK_HELP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ISTORY`</text:span></text:p>
      <text:p text:style-name="Example"><text:span text:style-name="Source_20_Text">--</text:span></text:p>
      <text:p text:style-name="Example"><text:span text:style-name="Source_20_Text"/></text:p>
      <text:p text:style-name="Example"><text:span text:style-name="Source_20_Text">CREATE TABLE T_HISTORY (</text:span></text:p>
      <text:p text:style-name="Example"><text:span text:style-name="Source_20_Text"><text:s text:c="2"/>PK_HISTORY_ID int(10) unsigned NOT NULL auto_increment,</text:span></text:p>
      <text:p text:style-name="Example"><text:span text:style-name="Source_20_Text"><text:s text:c="2"/>ITEM_ID int(10) default NULL,</text:span></text:p>
      <text:p text:style-name="Example"><text:span text:style-name="Source_20_Text"><text:s text:c="2"/>ITEM_TYPE char(1) default NULL,</text:span></text:p>
      <text:p text:style-name="Example"><text:span text:style-name="Source_20_Text"><text:s text:c="2"/>ACTION_TYPE char(1) default NULL,</text:span></text:p>
      <text:p text:style-name="Example"><text:span text:style-name="Source_20_Text"><text:s text:c="2"/>LOG_TIME datetime default NULL,</text:span></text:p>
      <text:p text:style-name="Example"><text:span text:style-name="Source_20_Text"><text:s text:c="2"/>USER varchar(100) default NULL,</text:span></text:p>
      <text:p text:style-name="Example"><text:span text:style-name="Source_20_Text"><text:s text:c="2"/>DESCRIPTION text,</text:span></text:p>
      <text:p text:style-name="Example"><text:span text:style-name="Source_20_Text"><text:s text:c="2"/>PRIMARY KEY <text:s/>(PK_HISTORY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DICATOR`</text:span></text:p>
      <text:p text:style-name="Example"><text:span text:style-name="Source_20_Text">--</text:span></text:p>
      <text:p text:style-name="Example"><text:span text:style-name="Source_20_Text"/></text:p>
      <text:p text:style-name="Example"><text:span text:style-name="Source_20_Text">CREATE TABLE T_INDICATOR (</text:span></text:p>
      <text:p text:style-name="Example"><text:span text:style-name="Source_20_Text"><text:s text:c="2"/>PK_INDICATOR_ID int(10) NOT NULL auto_increment,</text:span></text:p>
      <text:p text:style-name="Example"><text:span text:style-name="Source_20_Text"><text:s text:c="2"/>FK_RA_ID int(10) NOT NULL default '0',</text:span></text:p>
      <text:p text:style-name="Example"><text:span text:style-name="Source_20_Text"><text:s text:c="2"/>NUMBER varchar(100) NOT NULL default '',</text:span></text:p>
      <text:p text:style-name="Example"><text:span text:style-name="Source_20_Text"><text:s text:c="2"/>TITLE varchar(255) default NULL,</text:span></text:p>
      <text:p text:style-name="Example"><text:span text:style-name="Source_20_Text"><text:s text:c="2"/>URL varchar(255) default NULL,</text:span></text:p>
      <text:p text:style-name="Example"><text:span text:style-name="Source_20_Text"><text:s text:c="2"/>OWNER varchar(255) default NULL,</text:span></text:p>
      <text:p text:style-name="Example"><text:span text:style-name="Source_20_Text"><text:s text:c="2"/>PRIMARY KEY <text:s/>(PK_INDICATOR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FO_LNK`</text:span></text:p>
      <text:p text:style-name="Example"><text:span text:style-name="Source_20_Text">--</text:span></text:p>
      <text:p text:style-name="Example"><text:span text:style-name="Source_20_Text"/></text:p>
      <text:p text:style-name="Example"><text:span text:style-name="Source_20_Text">CREATE TABLE T_INFO_LNK (</text:span></text:p>
      <text:p text:style-name="Example"><text:span text:style-name="Source_20_Text"><text:s text:c="2"/>FK_RA_ID int(10) NOT NULL default '0',</text:span></text:p>
      <text:p text:style-name="Example"><text:span text:style-name="Source_20_Text"><text:s text:c="2"/>FK_INFO_ID char(1) NOT NULL default '',</text:span></text:p>
      <text:p text:style-name="Example"><text:span text:style-name="Source_20_Text"><text:s text:c="2"/>PRIMARY KEY <text:s/>(FK_RA_ID,FK_INFO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SSUE`</text:span></text:p>
      <text:p text:style-name="Example"><text:span text:style-name="Source_20_Text">--</text:span></text:p>
      <text:p text:style-name="Example"><text:span text:style-name="Source_20_Text"/></text:p>
      <text:p text:style-name="Example"><text:span text:style-name="Source_20_Text">CREATE TABLE T_ISSUE (</text:span></text:p>
      <text:p text:style-name="Example"><text:span text:style-name="Source_20_Text"><text:s text:c="2"/>PK_ISSUE_ID int(11) unsigned NOT NULL auto_increment,</text:span></text:p>
      <text:p text:style-name="Example"><text:span text:style-name="Source_20_Text"><text:s text:c="2"/>ISSUE_NAME varchar(100) NOT NULL default '',</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PRIMARY KEY <text:s/>(PK_ISSUE_ID),</text:span></text:p>
      <text:p text:style-name="Example"><text:span text:style-name="Source_20_Text"><text:s text:c="2"/>KEY PK_ISSUE_ID (PK_ISSUE_ID)</text:span></text:p>
      <text:p text:style-name="Example"><text:span text:style-name="Source_20_Text">) TYPE=MyISAM;</text:span></text:p>
      <text:p text:style-name="Example"><text:span text:style-name="Source_20_Text"/></text:p>
      <text:p text:style-name="Example"><text:soft-page-break/><text:span text:style-name="Source_20_Text">--</text:span></text:p>
      <text:p text:style-name="Example"><text:span text:style-name="Source_20_Text">-- Table structure for table `T_LOOKUP`</text:span></text:p>
      <text:p text:style-name="Example"><text:span text:style-name="Source_20_Text">--</text:span></text:p>
      <text:p text:style-name="Example"><text:span text:style-name="Source_20_Text"/></text:p>
      <text:p text:style-name="Example"><text:span text:style-name="Source_20_Text">CREATE TABLE T_LOOKUP (</text:span></text:p>
      <text:p text:style-name="Example"><text:span text:style-name="Source_20_Text"><text:s text:c="2"/>C_TERM varchar(100) NOT NULL default '',</text:span></text:p>
      <text:p text:style-name="Example"><text:span text:style-name="Source_20_Text"><text:s text:c="2"/>CATEGORY enum('1','2','C','P','L','S','F','UT','ST','I','DGS') NOT NULL default 'P',</text:span></text:p>
      <text:p text:style-name="Example"><text:span text:style-name="Source_20_Text"><text:s text:c="2"/>C_VALUE char(1) default NULL,</text:span></text:p>
      <text:p text:style-name="Example"><text:span text:style-name="Source_20_Text"><text:s text:c="2"/>PRIMARY KEY <text:s/>(C_TERM,CATEGO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OBLIGATION`</text:span></text:p>
      <text:p text:style-name="Example"><text:span text:style-name="Source_20_Text">--</text:span></text:p>
      <text:p text:style-name="Example"><text:span text:style-name="Source_20_Text"/></text:p>
      <text:p text:style-name="Example"><text:span text:style-name="Source_20_Text">CREATE TABLE T_OBLIGATION (</text:span></text:p>
      <text:p text:style-name="Example"><text:span text:style-name="Source_20_Text"><text:s text:c="2"/>PK_RA_ID int(10) NOT NULL auto_increment,</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LEGAL_MORAL enum('L','M','V') default 'L',</text:span></text:p>
      <text:p text:style-name="Example"><text:span text:style-name="Source_20_Text"><text:s text:c="2"/>FK_CLIENT_ID int(10) default NULL,</text:span></text:p>
      <text:p text:style-name="Example"><text:span text:style-name="Source_20_Text"><text:s text:c="2"/>DESCRIPTION text,</text:span></text:p>
      <text:p text:style-name="Example"><text:span text:style-name="Source_20_Text"><text:s text:c="2"/>RESPONSIBLE_ROLE_SUF int(1) NOT NULL default '1',</text:span></text:p>
      <text:p text:style-name="Example"><text:span text:style-name="Source_20_Text"><text:s text:c="2"/>NATIONAL_CONTACT varchar(255) default NULL,</text:span></text:p>
      <text:p text:style-name="Example"><text:span text:style-name="Source_20_Text"><text:s text:c="2"/>NATIONAL_CONTACT_URL varchar(255) default NULL,</text:span></text:p>
      <text:p text:style-name="Example"><text:span text:style-name="Source_20_Text"><text:s text:c="2"/>COORDINATOR_ROLE varchar(255) default NULL,</text:span></text:p>
      <text:p text:style-name="Example"><text:span text:style-name="Source_20_Text"><text:s text:c="2"/>COORDINATOR_ROLE_SUF int(1) NOT NULL default '1',</text:span></text:p>
      <text:p text:style-name="Example"><text:span text:style-name="Source_20_Text"><text:s text:c="2"/>COORDINATOR varchar(255) default NULL,</text:span></text:p>
      <text:p text:style-name="Example"><text:span text:style-name="Source_20_Text"><text:s text:c="2"/>COORDINATOR_URL varchar(255) default NULL,</text:span></text:p>
      <text:p text:style-name="Example"><text:span text:style-name="Source_20_Text"><text:s text:c="2"/>PARAMETERS text,</text:span></text:p>
      <text:p text:style-name="Example"><text:span text:style-name="Source_20_Text"><text:s text:c="2"/>VALIDATED_BY text,</text:span></text:p>
      <text:p text:style-name="Example"><text:span text:style-name="Source_20_Text"><text:s text:c="2"/>EEA_PRIMARY int(1) default '0',</text:span></text:p>
      <text:p text:style-name="Example"><text:span text:style-name="Source_20_Text"><text:s text:c="2"/>EEA_CORE int(1) default '0',</text:span></text:p>
      <text:p text:style-name="Example"><text:span text:style-name="Source_20_Text"><text:s text:c="2"/>FLAGGED int(1) default '0',</text:span></text:p>
      <text:p text:style-name="Example"><text:span text:style-name="Source_20_Text"><text:s text:c="2"/>AUTHORITY varchar(255) default NULL,</text:span></text:p>
      <text:p text:style-name="Example"><text:span text:style-name="Source_20_Text"><text:s text:c="2"/>OVERLAP_URL varchar(255) default NULL,</text:span></text:p>
      <text:p text:style-name="Example"><text:span text:style-name="Source_20_Text"><text:s text:c="2"/>PRIMARY KEY <text:s/>(PK_RA_ID),</text:span></text:p>
      <text:p text:style-name="Example"><text:soft-page-break/><text:span text:style-name="Source_20_Text"><text:s text:c="2"/>KEY FK_SOURCE_ID (FK_SOURC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ISSUE_LNK`</text:span></text:p>
      <text:p text:style-name="Example"><text:span text:style-name="Source_20_Text">--</text:span></text:p>
      <text:p text:style-name="Example"><text:span text:style-name="Source_20_Text"/></text:p>
      <text:p text:style-name="Example"><text:span text:style-name="Source_20_Text">CREATE TABLE T_RAISSUE_LNK (</text:span></text:p>
      <text:p text:style-name="Example"><text:span text:style-name="Source_20_Text"><text:s text:c="2"/>FK_ISSUE_ID int(10) unsigned NOT NULL default '0',</text:span></text:p>
      <text:p text:style-name="Example"><text:span text:style-name="Source_20_Text"><text:s text:c="2"/>FK_RA_ID int(10) unsigned NOT NULL default '0',</text:span></text:p>
      <text:p text:style-name="Example"><text:span text:style-name="Source_20_Text"><text:s text:c="2"/>PRIMARY KEY <text:s/>(FK_ISSUE_ID,FK_RA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SPATIAL_LNK`</text:span></text:p>
      <text:p text:style-name="Example"><text:span text:style-name="Source_20_Text">--</text:span></text:p>
      <text:p text:style-name="Example"><text:span text:style-name="Source_20_Text"/></text:p>
      <text:p text:style-name="Example"><text:span text:style-name="Source_20_Text">CREATE TABLE T_RASPATIAL_LNK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NOT NULL default 'Y',</text:span></text:p>
      <text:p text:style-name="Example"><text:span text:style-name="Source_20_Text"><text:s text:c="2"/>PRIMARY KEY <text:s/>(FK_SPATIAL_ID,FK_RA_ID,VOLUNTA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OLE`</text:span></text:p>
      <text:p text:style-name="Example"><text:span text:style-name="Source_20_Text">--</text:span></text:p>
      <text:p text:style-name="Example"><text:span text:style-name="Source_20_Text"/></text:p>
      <text:p text:style-name="Example"><text:span text:style-name="Source_20_Text">CREATE TABLE T_ROLE (</text:span></text:p>
      <text:p text:style-name="Example"><text:span text:style-name="Source_20_Text"><text:s text:c="2"/>ROLE_NAME varchar(255) NOT NULL default '',</text:span></text:p>
      <text:p text:style-name="Example"><text:span text:style-name="Source_20_Text"><text:s text:c="2"/>ROLE_EMAIL varchar(255) NOT NULL default '',</text:span></text:p>
      <text:p text:style-name="Example"><text:span text:style-name="Source_20_Text"><text:s text:c="2"/>ROLE_URL text,</text:span></text:p>
      <text:p text:style-name="Example"><text:span text:style-name="Source_20_Text"><text:s text:c="2"/>ROLE_ID varchar(255) NOT NULL default '',</text:span></text:p>
      <text:p text:style-name="Example"><text:span text:style-name="Source_20_Text"><text:s text:c="2"/>ROLE_MEMBERS_URL varchar(255) default NULL,</text:span></text:p>
      <text:p text:style-name="Example"><text:span text:style-name="Source_20_Text"><text:s text:c="2"/>LAST_HARVESTED datetime default NULL,</text:span></text:p>
      <text:p text:style-name="Example"><text:span text:style-name="Source_20_Text"><text:s text:c="2"/>STATUS int(1) NOT NULL default '0',</text:span></text:p>
      <text:p text:style-name="Example"><text:span text:style-name="Source_20_Text"><text:s text:c="2"/>PERSON varchar(255) default NULL,</text:span></text:p>
      <text:p text:style-name="Example"><text:span text:style-name="Source_20_Text"><text:s text:c="2"/>INSTITUTE varchar(255) default NULL,</text:span></text:p>
      <text:p text:style-name="Example"><text:span text:style-name="Source_20_Text"><text:s text:c="2"/>PRIMARY KEY <text:s/>(ROLE_ID,STATUS)</text:span></text:p>
      <text:p text:style-name="Example"><text:span text:style-name="Source_20_Text">) TYPE=MyISAM COMMENT='Role information from DIRECTORY';</text:span></text:p>
      <text:p text:style-name="Example"><text:span text:style-name="Source_20_Text"/></text:p>
      <text:p text:style-name="Example"><text:span text:style-name="Source_20_Text">--</text:span></text:p>
      <text:p text:style-name="Example"><text:span text:style-name="Source_20_Text">-- Table structure for table `T_SOURCE`</text:span></text:p>
      <text:p text:style-name="Example"><text:span text:style-name="Source_20_Text">--</text:span></text:p>
      <text:p text:style-name="Example"><text:span text:style-name="Source_20_Text"/></text:p>
      <text:p text:style-name="Example"><text:span text:style-name="Source_20_Text">CREATE TABLE T_SOURCE (</text:span></text:p>
      <text:p text:style-name="Example"><text:span text:style-name="Source_20_Text"><text:s text:c="2"/>PK_SOURCE_ID int(10) unsigned NOT NULL auto_increment,</text:span></text:p>
      <text:p text:style-name="Example"><text:span text:style-name="Source_20_Text"><text:s text:c="2"/>FK_TYPE_ID int(10) unsigned NOT NULL default '0',</text:span></text:p>
      <text:p text:style-name="Example"><text:span text:style-name="Source_20_Text"><text:s text:c="2"/>SOURCE_CODE varchar(50) NOT NULL default '',</text:span></text:p>
      <text:p text:style-name="Example"><text:span text:style-name="Source_20_Text"><text:s text:c="2"/>TITLE text NOT NULL,</text:span></text:p>
      <text:p text:style-name="Example"><text:span text:style-name="Source_20_Text"><text:s text:c="2"/>CELEX_REF varchar(255) default NULL,</text:span></text:p>
      <text:p text:style-name="Example"><text:span text:style-name="Source_20_Text"><text:s text:c="2"/>LEGAL_NAME varchar(255) NOT NULL default '',</text:span></text:p>
      <text:p text:style-name="Example"><text:span text:style-name="Source_20_Text"><text:s text:c="2"/>URL text,</text:span></text:p>
      <text:p text:style-name="Example"><text:span text:style-name="Source_20_Text"><text:s text:c="2"/>SECRETARIAT text,</text:span></text:p>
      <text:p text:style-name="Example"><text:span text:style-name="Source_20_Text"><text:s text:c="2"/>SECRETARIAT_URL varchar(255) default NULL,</text:span></text:p>
      <text:p text:style-name="Example"><text:span text:style-name="Source_20_Text"><text:s text:c="2"/>ABSTRACT text,</text:span></text:p>
      <text:p text:style-name="Example"><text:span text:style-name="Source_20_Text"><text:s text:c="2"/>EC_ACCESSION date default NULL,</text:span></text:p>
      <text:p text:style-name="Example"><text:span text:style-name="Source_20_Text"><text:s text:c="2"/>EC_ENTRY_INTO_FORCE date default NULL,</text:span></text:p>
      <text:p text:style-name="Example"><text:span text:style-name="Source_20_Text"><text:s text:c="2"/>DRAFT enum('Y','N') default NULL,</text:span></text:p>
      <text:p text:style-name="Example"><text:span text:style-name="Source_20_Text"><text:s text:c="2"/>COMMENT text,</text:span></text:p>
      <text:p text:style-name="Example"><text:span text:style-name="Source_20_Text"><text:s text:c="2"/>LAST_MODIFIED date default NULL,</text:span></text:p>
      <text:p text:style-name="Example"><text:span text:style-name="Source_20_Text"><text:s text:c="2"/>ISSUED_BY text,</text:span></text:p>
      <text:p text:style-name="Example"><text:soft-page-break/><text:span text:style-name="Source_20_Text"><text:s text:c="2"/>VALID_FROM date default NULL,</text:span></text:p>
      <text:p text:style-name="Example"><text:span text:style-name="Source_20_Text"><text:s text:c="2"/>ALIAS text,</text:span></text:p>
      <text:p text:style-name="Example"><text:span text:style-name="Source_20_Text"><text:s text:c="2"/>ISSUED_BY_URL varchar(255) default NULL,</text:span></text:p>
      <text:p text:style-name="Example"><text:span text:style-name="Source_20_Text"><text:s text:c="2"/>FK_CLIENT_ID int(10) default NULL,</text:span></text:p>
      <text:p text:style-name="Example"><text:span text:style-name="Source_20_Text"><text:s text:c="2"/>LAST_UPDATE timestamp(14) NO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GEOGRAPHIC_SCOPE varchar(255) default NULL,</text:span></text:p>
      <text:p text:style-name="Example"><text:span text:style-name="Source_20_Text"><text:s text:c="2"/>DGENV_REVIEW char(1) default NULL,</text:span></text:p>
      <text:p text:style-name="Example"><text:span text:style-name="Source_20_Text"><text:s text:c="2"/>RM_VALIDATED_BY varchar(50) default NULL,</text:span></text:p>
      <text:p text:style-name="Example"><text:span text:style-name="Source_20_Text"><text:s text:c="2"/>PRIMARY KEY <text:s/>(PK_SOURCE_ID),</text:span></text:p>
      <text:p text:style-name="Example"><text:span text:style-name="Source_20_Text"><text:s text:c="2"/>KEY FK_TYPE_ID (FK_TYPE_ID),</text:span></text:p>
      <text:p text:style-name="Example"><text:span text:style-name="Source_20_Text"><text:s text:c="2"/>KEY LEGAL_NAME (LEGAL_NAME),</text:span></text:p>
      <text:p text:style-name="Example"><text:span text:style-name="Source_20_Text"><text:s text:c="2"/>KEY FT_TITLE (TITLE(1)),</text:span></text:p>
      <text:p text:style-name="Example"><text:span text:style-name="Source_20_Text"><text:s text:c="2"/>KEY TITLE (TITLE(20)),</text:span></text:p>
      <text:p text:style-name="Example"><text:span text:style-name="Source_20_Text"><text:s text:c="2"/>KEY FT_ALIAS (ALIAS(1)),</text:span></text:p>
      <text:p text:style-name="Example"><text:span text:style-name="Source_20_Text"><text:s text:c="2"/>KEY ALIAS (ALIAS(20))</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SOURCE_CLASS`</text:span></text:p>
      <text:p text:style-name="Example"><text:span text:style-name="Source_20_Text">--</text:span></text:p>
      <text:p text:style-name="Example"><text:span text:style-name="Source_20_Text"/></text:p>
      <text:p text:style-name="Example"><text:span text:style-name="Source_20_Text">CREATE TABLE T_SOURCE_CLASS (</text:span></text:p>
      <text:p text:style-name="Example"><text:span text:style-name="Source_20_Text"><text:s text:c="2"/>PK_CLASS_ID int(10) unsigned NOT NULL auto_increment,</text:span></text:p>
      <text:p text:style-name="Example"><text:span text:style-name="Source_20_Text"><text:s text:c="2"/>CLASSIFICATOR varchar(20) default NULL,</text:span></text:p>
      <text:p text:style-name="Example"><text:span text:style-name="Source_20_Text"><text:s text:c="2"/>CLASS_NAME varchar(255) NOT NULL default '',</text:span></text:p>
      <text:p text:style-name="Example"><text:span text:style-name="Source_20_Text"><text:s text:c="2"/>NEW tinyint(3) unsigned NOT NULL default '1',</text:span></text:p>
      <text:p text:style-name="Example"><text:span text:style-name="Source_20_Text"><text:s text:c="2"/>PRIMARY KEY <text:s/>(PK_CLASS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LNK`</text:span></text:p>
      <text:p text:style-name="Example"><text:span text:style-name="Source_20_Text">--</text:span></text:p>
      <text:p text:style-name="Example"><text:span text:style-name="Source_20_Text"/></text:p>
      <text:p text:style-name="Example"><text:span text:style-name="Source_20_Text">CREATE TABLE T_SOURCE_LNK (</text:span></text:p>
      <text:p text:style-name="Example"><text:span text:style-name="Source_20_Text"><text:s text:c="2"/>PK_SOURCE_LNK_ID int(10) unsigned NOT NULL auto_increment,</text:span></text:p>
      <text:p text:style-name="Example"><text:span text:style-name="Source_20_Text"><text:s text:c="2"/>FK_SOURCE_CHILD_ID int(10) unsigned NOT NULL default '0',</text:span></text:p>
      <text:p text:style-name="Example"><text:span text:style-name="Source_20_Text"><text:s text:c="2"/>CHILD_TYPE enum('S','C') NOT NULL default 'S',</text:span></text:p>
      <text:p text:style-name="Example"><text:span text:style-name="Source_20_Text"><text:s text:c="2"/>FK_SOURCE_PARENT_ID int(10) unsigned NOT NULL default '0',</text:span></text:p>
      <text:p text:style-name="Example"><text:span text:style-name="Source_20_Text"><text:s text:c="2"/>PARENT_TYPE enum('S','C') NOT NULL default 'S',</text:span></text:p>
      <text:p text:style-name="Example"><text:span text:style-name="Source_20_Text"><text:s text:c="2"/>PRIMARY KEY <text:s/>(PK_SOURCE_LNK_ID),</text:span></text:p>
      <text:p text:style-name="Example"><text:span text:style-name="Source_20_Text"><text:s text:c="2"/>UNIQUE KEY FK_SOURCE_CHILD_ID_2 (FK_SOURCE_CHILD_ID,CHILD_TYPE,FK_SOURCE_PARENT_ID,PARENT_TYPE),</text:span></text:p>
      <text:p text:style-name="Example"><text:span text:style-name="Source_20_Text"><text:s text:c="2"/>KEY FK_SOURCE_CHILD_ID (FK_SOURCE_CHILD_ID,CHILD_TYPE),</text:span></text:p>
      <text:p text:style-name="Example"><text:span text:style-name="Source_20_Text"><text:s text:c="2"/>KEY FK_SOURCE_PARENT_ID (FK_SOURCE_PARENT_ID,PARENT_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TYPE`</text:span></text:p>
      <text:p text:style-name="Example"><text:span text:style-name="Source_20_Text">--</text:span></text:p>
      <text:p text:style-name="Example"><text:span text:style-name="Source_20_Text"/></text:p>
      <text:p text:style-name="Example"><text:span text:style-name="Source_20_Text">CREATE TABLE T_SOURCE_TYPE (</text:span></text:p>
      <text:p text:style-name="Example"><text:span text:style-name="Source_20_Text"><text:s text:c="2"/>PK_TYPE_ID int(10) unsigned NOT NULL auto_increment,</text:span></text:p>
      <text:p text:style-name="Example"><text:span text:style-name="Source_20_Text"><text:s text:c="2"/>TYPE varchar(255) NOT NULL default '',</text:span></text:p>
      <text:p text:style-name="Example"><text:span text:style-name="Source_20_Text"><text:s text:c="2"/>NEW tinyint(3) unsigned NOT NULL default '1',</text:span></text:p>
      <text:p text:style-name="Example"><text:span text:style-name="Source_20_Text"><text:s text:c="2"/>PRIMARY KEY <text:s/>(PK_TYPE_ID),</text:span></text:p>
      <text:p text:style-name="Example"><text:span text:style-name="Source_20_Text"><text:s text:c="2"/>KEY TYPE (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oft-page-break/><text:span text:style-name="Source_20_Text">-- Table structure for table `T_SPATIAL`</text:span></text:p>
      <text:p text:style-name="Example"><text:span text:style-name="Source_20_Text">--</text:span></text:p>
      <text:p text:style-name="Example"><text:span text:style-name="Source_20_Text"/></text:p>
      <text:p text:style-name="Example"><text:span text:style-name="Source_20_Text">CREATE TABLE T_SPATIAL (</text:span></text:p>
      <text:p text:style-name="Example"><text:span text:style-name="Source_20_Text"><text:s text:c="2"/>PK_SPATIAL_ID int(11) NOT NULL auto_increment,</text:span></text:p>
      <text:p text:style-name="Example"><text:span text:style-name="Source_20_Text"><text:s text:c="2"/>SPATIAL_NAME varchar(100) NOT NULL default '',</text:span></text:p>
      <text:p text:style-name="Example"><text:span text:style-name="Source_20_Text"><text:s text:c="2"/>SPATIAL_TYPE char(1)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SPATIAL_TWOLETTER char(2) default NULL,</text:span></text:p>
      <text:p text:style-name="Example"><text:span text:style-name="Source_20_Text"><text:s text:c="2"/>SPATIAL_ISMEMBERCOUNTRY enum('Y','N') default NULL,</text:span></text:p>
      <text:p text:style-name="Example"><text:span text:style-name="Source_20_Text"><text:s text:c="2"/>PRIMARY KEY <text:s/>(PK_SPATIAL_ID),</text:span></text:p>
      <text:p text:style-name="Example"><text:span text:style-name="Source_20_Text"><text:s text:c="2"/>KEY PK_SPATIAL_ID (PK_SPATIAL_ID),</text:span></text:p>
      <text:p text:style-name="Example"><text:span text:style-name="Source_20_Text"><text:s text:c="2"/>KEY SPATIAL_TYPE (SPATIAL_TYPE)</text:span></text:p>
      <text:p text:style-name="Example"><text:span text:style-name="Source_20_Text">) TYPE=MyISAM COMMENT='SpatialCoverage';</text:span></text:p>
      <text:p text:style-name="Example"><text:span text:style-name="Source_20_Text"/></text:p>
      <text:p text:style-name="Example"><text:span text:style-name="Source_20_Text">--</text:span></text:p>
      <text:p text:style-name="Example"><text:span text:style-name="Source_20_Text">-- Table structure for table `T_SPATIAL_HISTORY`</text:span></text:p>
      <text:p text:style-name="Example"><text:span text:style-name="Source_20_Text">--</text:span></text:p>
      <text:p text:style-name="Example"><text:span text:style-name="Source_20_Text"/></text:p>
      <text:p text:style-name="Example"><text:span text:style-name="Source_20_Text">CREATE TABLE T_SPATIAL_HISTORY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default 'N',</text:span></text:p>
      <text:p text:style-name="Example"><text:span text:style-name="Source_20_Text"><text:s text:c="2"/>START_DATE date default NULL,</text:span></text:p>
      <text:p text:style-name="Example"><text:span text:style-name="Source_20_Text"><text:s text:c="2"/>END_DATE date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ACTIVITY`</text:span></text:p>
      <text:p text:style-name="Example"><text:span text:style-name="Source_20_Text">--</text:span></text:p>
      <text:p text:style-name="Example"><text:span text:style-name="Source_20_Text"/></text:p>
      <text:p text:style-name="Example"><text:span text:style-name="Source_20_Text">CREATE TABLE X_ACTIVITY (</text:span></text:p>
      <text:p text:style-name="Example"><text:span text:style-name="Source_20_Text"><text:s text:c="2"/>PK_RA_ID int(10) unsigned NOT NULL auto_increment,</text:span></text:p>
      <text:p text:style-name="Example"><text:span text:style-name="Source_20_Text"><text:s text:c="2"/>FK_RO_ID int(10) unsigned NOT NULL default '0',</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PRIMARY KEY <text:s/>(PK_RA_ID),</text:span></text:p>
      <text:p text:style-name="Example"><text:soft-page-break/><text:span text:style-name="Source_20_Text"><text:s text:c="2"/>KEY FK_REPORTING_ID (FK_RO_ID)</text:span></text:p>
      <text:p text:style-name="Example"><text:span text:style-name="Source_20_Text">) TYPE=MyISAM COMMENT='Reporting Activity';</text:span></text:p>
      <text:p text:style-name="Example"><text:span text:style-name="Source_20_Text"/></text:p>
      <text:p text:style-name="Example"><text:span text:style-name="Source_20_Text">--</text:span></text:p>
      <text:p text:style-name="Example"><text:span text:style-name="Source_20_Text">-- Table structure for table `X_CLIENT_LNK`</text:span></text:p>
      <text:p text:style-name="Example"><text:span text:style-name="Source_20_Text">--</text:span></text:p>
      <text:p text:style-name="Example"><text:span text:style-name="Source_20_Text"/></text:p>
      <text:p text:style-name="Example"><text:span text:style-name="Source_20_Text">CREATE TABLE X_CLIENT_LNK (</text:span></text:p>
      <text:p text:style-name="Example"><text:span text:style-name="Source_20_Text"><text:s text:c="2"/>FK_CLIENT_ID int(10) default NULL,</text:span></text:p>
      <text:p text:style-name="Example"><text:span text:style-name="Source_20_Text"><text:s text:c="2"/>FK_OBJECT_ID int(10) default NULL,</text:span></text:p>
      <text:p text:style-name="Example"><text:span text:style-name="Source_20_Text"><text:s text:c="2"/>TYPE char(1) default NULL,</text:span></text:p>
      <text:p text:style-name="Example"><text:span text:style-name="Source_20_Text"><text:s text:c="2"/>STATUS char(1)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PARAMETER`</text:span></text:p>
      <text:p text:style-name="Example"><text:span text:style-name="Source_20_Text">--</text:span></text:p>
      <text:p text:style-name="Example"><text:span text:style-name="Source_20_Text"/></text:p>
      <text:p text:style-name="Example"><text:span text:style-name="Source_20_Text">CREATE TABLE X_PARAMETER (</text:span></text:p>
      <text:p text:style-name="Example"><text:span text:style-name="Source_20_Text"><text:s text:c="2"/>PK_PARAMETER_ID int(10) unsigned NOT NULL auto_increment,</text:span></text:p>
      <text:p text:style-name="Example"><text:span text:style-name="Source_20_Text"><text:s text:c="2"/>PARAMETER_NAME varchar(100) NOT NULL default '',</text:span></text:p>
      <text:p text:style-name="Example"><text:span text:style-name="Source_20_Text"><text:s text:c="2"/>FK_GROUP_ID int(11) NOT NULL default '0',</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NEW tinyint(3) unsigned NOT NULL default '1',</text:span></text:p>
      <text:p text:style-name="Example"><text:span text:style-name="Source_20_Text"><text:s text:c="2"/>PRIMARY KEY <text:s/>(PK_PARAMETER_ID),</text:span></text:p>
      <text:p text:style-name="Example"><text:span text:style-name="Source_20_Text"><text:s text:c="2"/>KEY FK_GROUP_ID (FK_GROUP_ID),</text:span></text:p>
      <text:p text:style-name="Example"><text:span text:style-name="Source_20_Text"><text:s text:c="2"/>KEY PARAMETER_NAME (PARAMETER_NAM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ETER_LNK`</text:span></text:p>
      <text:p text:style-name="Example"><text:span text:style-name="Source_20_Text">--</text:span></text:p>
      <text:p text:style-name="Example"><text:span text:style-name="Source_20_Text"/></text:p>
      <text:p text:style-name="Example"><text:span text:style-name="Source_20_Text">CREATE TABLE X_PARAMETER_LNK (</text:span></text:p>
      <text:p text:style-name="Example"><text:span text:style-name="Source_20_Text"><text:s text:c="2"/>PK_PARAMETER_LNK_ID int(10) unsigned NOT NULL auto_increment,</text:span></text:p>
      <text:p text:style-name="Example"><text:span text:style-name="Source_20_Text"><text:s text:c="2"/>FK_PARAMETER_ID int(10) unsigned NOT NULL default '0',</text:span></text:p>
      <text:p text:style-name="Example"><text:span text:style-name="Source_20_Text"><text:s text:c="2"/>PARAMETER_UNIT varchar(50) default NULL,</text:span></text:p>
      <text:p text:style-name="Example"><text:span text:style-name="Source_20_Text"><text:s text:c="2"/>FK_RA_ID int(10) unsigned NOT NULL default '0',</text:span></text:p>
      <text:p text:style-name="Example"><text:span text:style-name="Source_20_Text"><text:s text:c="2"/>FK_UNIT_ID int(11) default NULL,</text:span></text:p>
      <text:p text:style-name="Example"><text:span text:style-name="Source_20_Text"><text:s text:c="2"/>PRIMARY KEY <text:s/>(PK_PARAMETER_LNK_ID),</text:span></text:p>
      <text:p text:style-name="Example"><text:span text:style-name="Source_20_Text"><text:s text:c="2"/>KEY FK_PARAMETER_ID (FK_PARAMETER_ID),</text:span></text:p>
      <text:p text:style-name="Example"><text:span text:style-name="Source_20_Text"><text:s text:c="2"/>KEY FK_RA_ID (FK_RA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_GROUP`</text:span></text:p>
      <text:p text:style-name="Example"><text:span text:style-name="Source_20_Text">--</text:span></text:p>
      <text:p text:style-name="Example"><text:span text:style-name="Source_20_Text"/></text:p>
      <text:p text:style-name="Example"><text:span text:style-name="Source_20_Text">CREATE TABLE X_PARAM_GROUP (</text:span></text:p>
      <text:p text:style-name="Example"><text:span text:style-name="Source_20_Text"><text:s text:c="2"/>PK_GROUP_ID int(11) NOT NULL auto_increment,</text:span></text:p>
      <text:p text:style-name="Example"><text:span text:style-name="Source_20_Text"><text:s text:c="2"/>GROUP_NAME varchar(100)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GROUP_TYPE enum('C','S') NOT NULL default 'C',</text:span></text:p>
      <text:p text:style-name="Example"><text:span text:style-name="Source_20_Text"><text:s text:c="2"/>PRIMARY KEY <text:s/>(PK_GROUP_ID),</text:span></text:p>
      <text:p text:style-name="Example"><text:span text:style-name="Source_20_Text"><text:s text:c="2"/>KEY PK_GROUP_ID (PK_GROUP_ID)</text:span></text:p>
      <text:p text:style-name="Example"><text:span text:style-name="Source_20_Text">) TYPE=MyISAM COMMENT='GROUP';</text:span></text:p>
      <text:p text:style-name="Example"><text:span text:style-name="Source_20_Text"/></text:p>
      <text:p text:style-name="Example"><text:span text:style-name="Source_20_Text">--</text:span></text:p>
      <text:p text:style-name="Example"><text:span text:style-name="Source_20_Text">-- Table structure for table `X_REPORTING`</text:span></text:p>
      <text:p text:style-name="Example"><text:span text:style-name="Source_20_Text">--</text:span></text:p>
      <text:p text:style-name="Example"><text:soft-page-break/><text:span text:style-name="Source_20_Text"/></text:p>
      <text:p text:style-name="Example"><text:span text:style-name="Source_20_Text">CREATE TABLE X_REPORTING (</text:span></text:p>
      <text:p text:style-name="Example"><text:span text:style-name="Source_20_Text"><text:s text:c="2"/>PK_RO_ID int(10) unsigned NOT NULL auto_increment,</text:span></text:p>
      <text:p text:style-name="Example"><text:span text:style-name="Source_20_Text"><text:s text:c="2"/>FK_SOURCE_ID int(10) unsigned NOT NULL default '0',</text:span></text:p>
      <text:p text:style-name="Example"><text:span text:style-name="Source_20_Text"><text:s text:c="2"/>LEGAL_MORAL enum('L','M','V') NOT NULL default 'L',</text:span></text:p>
      <text:p text:style-name="Example"><text:span text:style-name="Source_20_Text"><text:s text:c="2"/>LAST_UPDATE timestamp(14) NOT NULL,</text:span></text:p>
      <text:p text:style-name="Example"><text:span text:style-name="Source_20_Text"><text:s text:c="2"/>ALIAS varchar(255) default NULL,</text:span></text:p>
      <text:p text:style-name="Example"><text:span text:style-name="Source_20_Text"><text:s text:c="2"/>REPORT_TO text,</text:span></text:p>
      <text:p text:style-name="Example"><text:span text:style-name="Source_20_Text"><text:s text:c="2"/>VALID_FROM date default NULL,</text:span></text:p>
      <text:p text:style-name="Example"><text:span text:style-name="Source_20_Text"><text:s text:c="2"/>RECOGNIZED enum('Y','N') NOT NULL default 'N',</text:span></text:p>
      <text:p text:style-name="Example"><text:span text:style-name="Source_20_Text"><text:s text:c="2"/>RECOGNIZED_DETAIL varchar(255) default NULL,</text:span></text:p>
      <text:p text:style-name="Example"><text:span text:style-name="Source_20_Text"><text:s text:c="2"/>REPORT_TO_ROLE varchar(255) default NULL,</text:span></text:p>
      <text:p text:style-name="Example"><text:span text:style-name="Source_20_Text"><text:s text:c="2"/>FK_CLIENT_ID int(10)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PRIMARY KEY <text:s/>(PK_RO_ID),</text:span></text:p>
      <text:p text:style-name="Example"><text:span text:style-name="Source_20_Text"><text:s text:c="2"/>KEY LEGAL_MORAL (LEGAL_MORAL),</text:span></text:p>
      <text:p text:style-name="Example"><text:span text:style-name="Source_20_Text"><text:s text:c="2"/>KEY FK_SOURCE_ID (FK_SOURCE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SPATIAL_LNK`</text:span></text:p>
      <text:p text:style-name="Example"><text:span text:style-name="Source_20_Text">--</text:span></text:p>
      <text:p text:style-name="Example"><text:span text:style-name="Source_20_Text"/></text:p>
      <text:p text:style-name="Example"><text:span text:style-name="Source_20_Text">CREATE TABLE X_SPATIAL_LNK (</text:span></text:p>
      <text:p text:style-name="Example"><text:span text:style-name="Source_20_Text"><text:s text:c="2"/>PK_SPATIAL_LNK_ID int(11) NOT NULL auto_increment,</text:span></text:p>
      <text:p text:style-name="Example"><text:span text:style-name="Source_20_Text"><text:s text:c="2"/>FK_SPATIAL_ID int(11) NOT NULL default '0',</text:span></text:p>
      <text:p text:style-name="Example"><text:span text:style-name="Source_20_Text"><text:s text:c="2"/>FK_RO_ID int(11) NOT NULL default '0',</text:span></text:p>
      <text:p text:style-name="Example"><text:span text:style-name="Source_20_Text"><text:s text:c="2"/>VOLUNTARY enum('Y','N') default 'N',</text:span></text:p>
      <text:p text:style-name="Example"><text:span text:style-name="Source_20_Text"><text:s text:c="2"/>PRIMARY KEY <text:s/>(PK_SPATIAL_LNK_ID),</text:span></text:p>
      <text:p text:style-name="Example"><text:span text:style-name="Source_20_Text"><text:s text:c="2"/>KEY FK_SPATIAL_ID (FK_SPATIAL_ID),</text:span></text:p>
      <text:p text:style-name="Example"><text:span text:style-name="Source_20_Text"><text:s text:c="2"/>KEY FK_RO_ID (FK_RO_ID)</text:span></text:p>
      <text:p text:style-name="Example"><text:span text:style-name="Source_20_Text">) TYPE=MyISAM COMMENT='Links spatial coverage and reporting obligation elements';</text:span></text:p>
      <text:p text:style-name="Example"><text:span text:style-name="Source_20_Text"/></text:p>
      <text:p text:style-name="Example"><text:span text:style-name="Source_20_Text">--</text:span></text:p>
      <text:p text:style-name="Example"><text:span text:style-name="Source_20_Text">-- Table structure for table `X_UNIT`</text:span></text:p>
      <text:p text:style-name="Example"><text:span text:style-name="Source_20_Text">--</text:span></text:p>
      <text:p text:style-name="Example"><text:span text:style-name="Source_20_Text"/></text:p>
      <text:p text:style-name="Example"><text:span text:style-name="Source_20_Text">CREATE TABLE X_UNIT (</text:span></text:p>
      <text:p text:style-name="Example"><text:span text:style-name="Source_20_Text"><text:s text:c="2"/>PK_UNIT_ID int(11) unsigned NOT NULL auto_increment,</text:span></text:p>
      <text:p text:style-name="Example"><text:span text:style-name="Source_20_Text"><text:s text:c="2"/>UNIT_NAME varchar(50) NOT NULL default '',</text:span></text:p>
      <text:p text:style-name="Example"><text:span text:style-name="Source_20_Text"><text:s text:c="2"/>UNIT_HELP text,</text:span></text:p>
      <text:p text:style-name="Example"><text:span text:style-name="Source_20_Text"><text:s text:c="2"/>PRIMARY KEY <text:s/>(PK_UNIT_ID)</text:span></text:p>
      <text:p text:style-name="Example"><text:span text:style-name="Source_20_Text">) TYPE=MyISAM COMMENT='Parameter unit types';</text:span></text:p>
      <text:list xml:id="list32252372" text:continue-numbering="true" text:style-name="Appendix">
        <text:list-item>
          <text:p text:style-name="P18">Deployment Descriptor for ROD <text:s/>external services</text:p>
        </text:list-item>
      </text:list>
      <text:p text:style-name="Example"><text:span text:style-name="Source_20_Text">&lt;?xml version="1.0" encoding="UTF-8"?&gt;</text:span></text:p>
      <text:p text:style-name="Example"><text:span text:style-name="Source_20_Text">&lt;Services xmlns:xsi="http://www.w3.org/2001/XMLSchema-instance" xsi:noNamespaceSchemaLocation="./services.xsd"&gt;</text:span></text:p>
      <text:p text:style-name="Example"><text:span text:style-name="Source_20_Text"><text:tab/>&lt;Service Name="WebRODService" Provider="eionet.rod.services.WebRODService"&gt;</text:span></text:p>
      <text:p text:style-name="Example"><text:span text:style-name="Source_20_Text"><text:tab/>&lt;Methods&gt;</text:span></text:p>
      <text:p text:style-name="Example"><text:span text:style-name="Source_20_Text"><text:tab/><text:tab/><text:tab/>&lt;Method Name="getActivit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text:tab/>&lt;Method Name="getCountr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lt;/Methods&gt;<text:tab/><text:tab/></text:span></text:p>
      <text:p text:style-name="Example"><text:span text:style-name="Source_20_Text"><text:tab/>&lt;/Service&gt;</text:span></text:p>
      <text:p text:style-name="Example"><text:span text:style-name="Source_20_Text">&lt;/Service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Appendix_20_Heading" style:display-name="Appendix Heading" style:family="paragraph" style:parent-style-name="Heading_20_1" style:next-style-name="Text_20_body" style:default-outline-level="" style:list-style-name="Appendix" style:class="chapter" style:master-page-name="">
      <style:paragraph-properties style:page-number="auto" fo:break-before="page"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69z1" style:family="text">
      <style:text-properties style:font-name="Courier New2"/>
    </style:style>
    <style:style style:name="WW8Num69z2" style:family="text">
      <style:text-properties style:font-name="Wingdings"/>
    </style:style>
    <style:style style:name="WW8Num69z0" style:family="text">
      <style:text-properties style:font-name="Symbol"/>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7</text:editing-cycles> <text:s text:c="2"/>2015-02-26<text:tab/><text:title>Installation Guide for ROD</text:title><text:tab/><text:span text:style-name="MT1">Page </text:span><text:span text:style-name="MT1"><text:page-number text:select-page="current">4</text:page-number></text:span><text:span text:style-name="MT1"> of </text:span><text:span text:style-name="MT1"><text:page-count style:num-format="1">29</text:page-count></text:span><text:tab/></text:p>
        <text:p text:style-name="Standard"/>
      </style:footer>
    </style:master-page>
    <style:master-page style:name="Default_20_Landscape" style:display-name="Default Landscape" style:page-layout-name="Mpm2">
      <style:footer>
        <text:p text:style-name="MP1"/>
        <text:p text:style-name="MP3">Revision <text:editing-cycles>7</text:editing-cycles> <text:s text:c="2"/><text:modification-date style:data-style-name="N84">2015-02-26</text:modification-date><text:tab/><text:title>Installation Guide for ROD</text:title><text:tab/><text:span text:style-name="MT1">Page </text:span><text:span text:style-name="MT1"><text:page-number text:select-page="current">4</text:page-number></text:span><text:span text:style-name="MT1"> of </text:span><text:span text:style-name="MT1"><text:page-count style:num-format="1">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Installation Guide for ROD</dc:title>
    <meta:initial-creator>Søren Roug</meta:initial-creator>
    <meta:creation-date>2006-10-25T11:10:23</meta:creation-date>
    <dc:creator>Kaido Laine</dc:creator>
    <dc:date>2015-02-26T12:08:41.73</dc:date>
    <meta:editing-cycles>7</meta:editing-cycles>
    <meta:editing-duration>PT35M23S</meta:editing-duration>
    <meta:document-statistic meta:table-count="1" meta:image-count="0" meta:object-count="0" meta:page-count="29" meta:paragraph-count="948" meta:word-count="4729" meta:character-count="39463"/>
    <meta:user-defined meta:name="Info 1"/>
    <meta:user-defined meta:name="Info 2"/>
    <meta:user-defined meta:name="Info 3"/>
    <meta:user-defined meta:name="Info 4"/>
    <meta:template xlink:type="simple" xlink:actuate="onRequest" xlink:title="EEA-Technical-Report" xlink:href="../../../../.openoffice.org2.0/user/template/EEA-Technical-Report.ott" meta:date="2007-08-28T13:43:47"/>
  </office:meta>
</office:document-meta>
</file>